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au1" style:family="table">
      <style:table-properties style:width="22.1cm" table:align="left" style:writing-mode="lr-tb"/>
    </style:style>
    <style:style style:name="Tableau1.A" style:family="table-column">
      <style:table-column-properties style:column-width="9.899cm"/>
    </style:style>
    <style:style style:name="Tableau1.B" style:family="table-column">
      <style:table-column-properties style:column-width="12.201cm"/>
    </style:style>
    <style:style style:name="Tableau1.A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23.502cm" table:align="left" style:writing-mode="lr-tb"/>
    </style:style>
    <style:style style:name="Tableau2.A" style:family="table-column">
      <style:table-column-properties style:column-width="8.902cm"/>
    </style:style>
    <style:style style:name="Tableau2.B" style:family="table-column">
      <style:table-column-properties style:column-width="6.107cm"/>
    </style:style>
    <style:style style:name="Tableau2.C" style:family="table-column">
      <style:table-column-properties style:column-width="8.4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9.899cm" table:align="left" style:writing-mode="lr-tb"/>
    </style:style>
    <style:style style:name="Tableau3.A" style:family="table-column">
      <style:table-column-properties style:column-width="9.899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.494cm" table:align="left" style:writing-mode="lr-tb"/>
    </style:style>
    <style:style style:name="Tableau4.A" style:family="table-column">
      <style:table-column-properties style:column-width="8.902cm"/>
    </style:style>
    <style:style style:name="Tableau4.B" style:family="table-column">
      <style:table-column-properties style:column-width="8.59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8.902cm" table:align="left" style:writing-mode="lr-tb"/>
    </style:style>
    <style:style style:name="Tableau5.A" style:family="table-column">
      <style:table-column-properties style:column-width="8.902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2.793cm" table:align="left" style:writing-mode="lr-tb"/>
    </style:style>
    <style:style style:name="Tableau6.A" style:family="table-column">
      <style:table-column-properties style:column-width="12.793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5.7cm" table:align="margins" style:writing-mode="lr-tb"/>
    </style:style>
    <style:style style:name="Tableau7.A" style:family="table-column">
      <style:table-column-properties style:column-width="12.85cm" style:rel-column-width="32767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2.887cm" table:align="left" style:writing-mode="lr-tb"/>
    </style:style>
    <style:style style:name="Tableau8.A" style:family="table-column">
      <style:table-column-properties style:column-width="12.887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4.691cm" table:align="left" style:writing-mode="lr-tb"/>
    </style:style>
    <style:style style:name="Tableau9.A" style:family="table-column">
      <style:table-column-properties style:column-width="14.691cm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7.098cm" table:align="left" style:writing-mode="lr-tb"/>
    </style:style>
    <style:style style:name="Tableau10.A" style:family="table-column">
      <style:table-column-properties style:column-width="7.098cm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494cm" table:align="left" style:shadow="none" style:writing-mode="lr-tb"/>
    </style:style>
    <style:style style:name="Tableau11.A" style:family="table-column">
      <style:table-column-properties style:column-width="8.902cm"/>
    </style:style>
    <style:style style:name="Tableau11.B" style:family="table-column">
      <style:table-column-properties style:column-width="8.592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51f1" officeooo:paragraph-rsid="000a51f1"/>
    </style:style>
    <style:style style:name="P2" style:family="paragraph" style:parent-style-name="Table_20_Contents">
      <style:text-properties officeooo:rsid="000cd327" officeooo:paragraph-rsid="000cd327"/>
    </style:style>
    <style:style style:name="P3" style:family="paragraph" style:parent-style-name="Table_20_Contents">
      <style:paragraph-properties fo:text-align="center" style:justify-single-word="false"/>
      <style:text-properties officeooo:rsid="000e21c3" officeooo:paragraph-rsid="000e21c3"/>
    </style:style>
    <style:style style:name="P4" style:family="paragraph" style:parent-style-name="Table_20_Contents">
      <style:text-properties officeooo:rsid="000e21c3" officeooo:paragraph-rsid="000e21c3"/>
    </style:style>
    <style:style style:name="P5" style:family="paragraph" style:parent-style-name="Table_20_Contents">
      <style:text-properties fo:font-size="11pt" officeooo:rsid="000cd327" officeooo:paragraph-rsid="000cd327" style:font-size-asian="11pt" style:font-size-complex="11pt"/>
    </style:style>
    <style:style style:name="P6" style:family="paragraph" style:parent-style-name="Standard">
      <style:paragraph-properties fo:text-align="center" style:justify-single-word="false" fo:orphans="0" fo:widows="0"/>
    </style:style>
    <style:style style:name="P7" style:family="paragraph" style:parent-style-name="Standard">
      <style:paragraph-properties fo:text-align="start" style:justify-single-word="false" fo:orphans="0" fo:widows="0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 fo:orphans="0" fo:widows="0"/>
      <style:text-properties fo:font-size="11pt" officeooo:paragraph-rsid="002156b8" style:font-size-asian="11pt" style:font-size-complex="11pt"/>
    </style:style>
    <style:style style:name="P9" style:family="paragraph" style:parent-style-name="Standard">
      <style:paragraph-properties fo:text-align="start" style:justify-single-word="false" fo:orphans="0" fo:widows="0"/>
      <style:text-properties fo:font-size="11pt" officeooo:rsid="0025301a" officeooo:paragraph-rsid="0025301a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officeooo:rsid="000a51f1" officeooo:paragraph-rsid="001576bd"/>
    </style:style>
    <style:style style:name="P11" style:family="paragraph" style:parent-style-name="Table_20_Contents">
      <style:text-properties officeooo:rsid="000a51f1" officeooo:paragraph-rsid="000a51f1"/>
    </style:style>
    <style:style style:name="P12" style:family="paragraph" style:parent-style-name="Table_20_Contents">
      <style:text-properties officeooo:rsid="000a51f1" officeooo:paragraph-rsid="001576bd"/>
    </style:style>
    <style:style style:name="P13" style:family="paragraph" style:parent-style-name="Table_20_Contents">
      <style:text-properties officeooo:paragraph-rsid="000a51f1"/>
    </style:style>
    <style:style style:name="P14" style:family="paragraph" style:parent-style-name="Table_20_Contents">
      <style:text-properties officeooo:paragraph-rsid="001576bd"/>
    </style:style>
    <style:style style:name="P15" style:family="paragraph" style:parent-style-name="Table_20_Contents">
      <style:text-properties officeooo:paragraph-rsid="0015f746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15f746"/>
    </style:style>
    <style:style style:name="P18" style:family="paragraph" style:parent-style-name="Table_20_Contents">
      <style:paragraph-properties fo:text-align="center" style:justify-single-word="false"/>
      <style:text-properties officeooo:paragraph-rsid="002156b8"/>
    </style:style>
    <style:style style:name="P19" style:family="paragraph" style:parent-style-name="Table_20_Contents">
      <style:paragraph-properties fo:text-align="center" style:justify-single-word="false"/>
      <style:text-properties officeooo:rsid="000cd327" officeooo:paragraph-rsid="0016aa7c"/>
    </style:style>
    <style:style style:name="P20" style:family="paragraph" style:parent-style-name="Table_20_Contents">
      <style:text-properties officeooo:rsid="000cd327" officeooo:paragraph-rsid="000cd327"/>
    </style:style>
    <style:style style:name="P21" style:family="paragraph" style:parent-style-name="Table_20_Contents">
      <style:text-properties officeooo:rsid="000cd327" officeooo:paragraph-rsid="0016aa7c"/>
    </style:style>
    <style:style style:name="P22" style:family="paragraph" style:parent-style-name="Table_20_Contents">
      <style:text-properties officeooo:rsid="000cd327" officeooo:paragraph-rsid="001878a5"/>
    </style:style>
    <style:style style:name="P23" style:family="paragraph" style:parent-style-name="Table_20_Contents">
      <style:text-properties officeooo:paragraph-rsid="0016aa7c"/>
    </style:style>
    <style:style style:name="P24" style:family="paragraph" style:parent-style-name="Table_20_Contents">
      <style:text-properties officeooo:rsid="0016aa7c" officeooo:paragraph-rsid="0016aa7c"/>
    </style:style>
    <style:style style:name="P25" style:family="paragraph" style:parent-style-name="Table_20_Contents">
      <style:text-properties officeooo:rsid="001878a5" officeooo:paragraph-rsid="001878a5"/>
    </style:style>
    <style:style style:name="P26" style:family="paragraph" style:parent-style-name="Table_20_Contents">
      <style:text-properties fo:font-size="11pt" officeooo:rsid="000e21c3" officeooo:paragraph-rsid="000e21c3" style:font-size-asian="11pt" style:font-size-complex="11pt"/>
    </style:style>
    <style:style style:name="P27" style:family="paragraph" style:parent-style-name="Table_20_Contents">
      <style:text-properties fo:font-size="11pt" officeooo:rsid="000a51f1" officeooo:paragraph-rsid="000a51f1" style:font-size-asian="11pt" style:font-size-complex="11pt"/>
    </style:style>
    <style:style style:name="P28" style:family="paragraph" style:parent-style-name="Table_20_Contents">
      <style:text-properties fo:font-size="11pt" officeooo:paragraph-rsid="001576bd" style:font-size-asian="11pt" style:font-size-complex="11pt"/>
    </style:style>
    <style:style style:name="P29" style:family="paragraph" style:parent-style-name="Table_20_Contents">
      <style:text-properties fo:font-size="11pt" officeooo:rsid="000cd327" officeooo:paragraph-rsid="0016aa7c" style:font-size-asian="11pt" style:font-size-complex="11pt"/>
    </style:style>
    <style:style style:name="P30" style:family="paragraph" style:parent-style-name="Table_20_Contents">
      <style:text-properties fo:font-size="11pt" officeooo:rsid="000cd327" officeooo:paragraph-rsid="000cd327" style:font-size-asian="11pt" style:font-size-complex="11pt"/>
    </style:style>
    <style:style style:name="P31" style:family="paragraph" style:parent-style-name="Table_20_Contents">
      <style:text-properties fo:font-size="11pt" officeooo:rsid="001baa36" officeooo:paragraph-rsid="001baa36" style:font-size-asian="11pt" style:font-size-complex="11pt"/>
    </style:style>
    <style:style style:name="P32" style:family="paragraph" style:parent-style-name="Table_20_Contents">
      <style:text-properties fo:font-size="11pt" officeooo:rsid="001baa36" officeooo:paragraph-rsid="002156b8" style:font-size-asian="11pt" style:font-size-complex="11pt"/>
    </style:style>
    <style:style style:name="P33" style:family="paragraph" style:parent-style-name="Table_20_Contents">
      <style:text-properties fo:font-size="11pt" officeooo:rsid="001c6b85" officeooo:paragraph-rsid="001c6b85" style:font-size-asian="11pt" style:font-size-complex="11pt"/>
    </style:style>
    <style:style style:name="P34" style:family="paragraph" style:parent-style-name="Table_20_Contents">
      <style:text-properties fo:font-size="11pt" officeooo:rsid="001d7fe4" officeooo:paragraph-rsid="001d7fe4" style:font-size-asian="11pt" style:font-size-complex="11pt"/>
    </style:style>
    <style:style style:name="P35" style:family="paragraph" style:parent-style-name="Table_20_Contents">
      <style:text-properties fo:font-size="11pt" officeooo:rsid="001eda35" officeooo:paragraph-rsid="001eda35" style:font-size-asian="11pt" style:font-size-complex="11pt"/>
    </style:style>
    <style:style style:name="P36" style:family="paragraph" style:parent-style-name="Table_20_Contents">
      <style:text-properties fo:font-size="11pt" officeooo:rsid="00207457" officeooo:paragraph-rsid="00207457" style:font-size-asian="11pt" style:font-size-complex="11pt"/>
    </style:style>
    <style:style style:name="P37" style:family="paragraph" style:parent-style-name="Table_20_Contents">
      <style:text-properties officeooo:rsid="000e21c3" officeooo:paragraph-rsid="000e21c3"/>
    </style:style>
    <style:style style:name="P38" style:family="paragraph" style:parent-style-name="Table_20_Contents">
      <style:text-properties officeooo:rsid="001a5150" officeooo:paragraph-rsid="001a5150"/>
    </style:style>
    <style:style style:name="P39" style:family="paragraph" style:parent-style-name="Table_20_Contents">
      <style:paragraph-properties fo:text-align="center" style:justify-single-word="false"/>
      <style:text-properties officeooo:rsid="001baa36" officeooo:paragraph-rsid="001baa36"/>
    </style:style>
    <style:style style:name="P40" style:family="paragraph" style:parent-style-name="Table_20_Contents">
      <style:paragraph-properties fo:text-align="center" style:justify-single-word="false"/>
      <style:text-properties officeooo:rsid="001baa36" officeooo:paragraph-rsid="002156b8"/>
    </style:style>
    <style:style style:name="P41" style:family="paragraph" style:parent-style-name="Table_20_Contents">
      <style:paragraph-properties fo:text-align="center" style:justify-single-word="false"/>
      <style:text-properties officeooo:rsid="001baa36" officeooo:paragraph-rsid="00266470"/>
    </style:style>
    <style:style style:name="P42" style:family="paragraph" style:parent-style-name="Table_20_Contents">
      <style:text-properties officeooo:rsid="001baa36" officeooo:paragraph-rsid="001baa36"/>
    </style:style>
    <style:style style:name="P43" style:family="paragraph" style:parent-style-name="Table_20_Contents">
      <style:text-properties officeooo:rsid="001baa36" officeooo:paragraph-rsid="002156b8"/>
    </style:style>
    <style:style style:name="P44" style:family="paragraph" style:parent-style-name="Table_20_Contents">
      <style:paragraph-properties fo:text-align="center" style:justify-single-word="false"/>
      <style:text-properties officeooo:rsid="001c6b85" officeooo:paragraph-rsid="001c6b85"/>
    </style:style>
    <style:style style:name="P45" style:family="paragraph" style:parent-style-name="Table_20_Contents">
      <style:text-properties officeooo:rsid="001c6b85" officeooo:paragraph-rsid="001c6b85"/>
    </style:style>
    <style:style style:name="P46" style:family="paragraph" style:parent-style-name="Table_20_Contents">
      <style:paragraph-properties fo:text-align="center" style:justify-single-word="false"/>
      <style:text-properties officeooo:rsid="001d7fe4" officeooo:paragraph-rsid="001d7fe4"/>
    </style:style>
    <style:style style:name="P47" style:family="paragraph" style:parent-style-name="Table_20_Contents">
      <style:text-properties officeooo:rsid="001d7fe4" officeooo:paragraph-rsid="001d7fe4"/>
    </style:style>
    <style:style style:name="P48" style:family="paragraph" style:parent-style-name="Table_20_Contents">
      <style:text-properties officeooo:rsid="001d7fe4" officeooo:paragraph-rsid="00207457"/>
    </style:style>
    <style:style style:name="P49" style:family="paragraph" style:parent-style-name="Table_20_Contents">
      <style:text-properties officeooo:rsid="001eda35" officeooo:paragraph-rsid="001eda35"/>
    </style:style>
    <style:style style:name="P50" style:family="paragraph" style:parent-style-name="Table_20_Contents">
      <style:text-properties officeooo:rsid="001eda35" officeooo:paragraph-rsid="00207457"/>
    </style:style>
    <style:style style:name="P51" style:family="paragraph" style:parent-style-name="Table_20_Contents">
      <style:paragraph-properties fo:text-align="center" style:justify-single-word="false"/>
      <style:text-properties officeooo:rsid="00207457" officeooo:paragraph-rsid="00207457"/>
    </style:style>
    <style:style style:name="P52" style:family="paragraph" style:parent-style-name="Table_20_Contents">
      <style:text-properties officeooo:rsid="00207457" officeooo:paragraph-rsid="00207457"/>
    </style:style>
    <style:style style:name="P53" style:family="paragraph" style:parent-style-name="Table_20_Contents">
      <style:text-properties officeooo:rsid="002156b8" officeooo:paragraph-rsid="002156b8"/>
    </style:style>
    <style:style style:name="P54" style:family="paragraph" style:parent-style-name="Table_20_Contents">
      <style:text-properties officeooo:rsid="002156b8" officeooo:paragraph-rsid="00266470"/>
    </style:style>
    <style:style style:name="T1" style:family="text">
      <style:text-properties officeooo:rsid="001221fa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221fa" style:font-size-asian="11pt" style:font-size-complex="11pt"/>
    </style:style>
    <style:style style:name="T4" style:family="text">
      <style:text-properties fo:font-size="11pt" officeooo:rsid="0016aa7c" style:font-size-asian="11pt" style:font-size-complex="11pt"/>
    </style:style>
    <style:style style:name="T5" style:family="text">
      <style:text-properties fo:font-size="11pt" officeooo:rsid="000cd327" style:font-size-asian="11pt" style:font-size-complex="11pt"/>
    </style:style>
    <style:style style:name="T6" style:family="text">
      <style:text-properties fo:font-size="11pt" officeooo:rsid="001878a5" style:font-size-asian="11pt" style:font-size-complex="11pt"/>
    </style:style>
    <style:style style:name="T7" style:family="text">
      <style:text-properties fo:font-size="11pt" officeooo:rsid="001a5150" style:font-size-asian="11pt" style:font-size-complex="11pt"/>
    </style:style>
    <style:style style:name="T8" style:family="text">
      <style:text-properties fo:font-size="11pt" officeooo:rsid="001576bd" style:font-size-asian="11pt" style:font-size-complex="11pt"/>
    </style:style>
    <style:style style:name="T9" style:family="text">
      <style:text-properties fo:font-size="11pt" officeooo:rsid="0015f746" style:font-size-asian="11pt" style:font-size-complex="11pt"/>
    </style:style>
    <style:style style:name="T10" style:family="text">
      <style:text-properties fo:font-size="11pt" officeooo:rsid="000a51f1" style:font-size-asian="11pt" style:font-size-complex="11pt"/>
    </style:style>
    <style:style style:name="T11" style:family="text">
      <style:text-properties fo:font-size="11pt" officeooo:rsid="002156b8" style:font-size-asian="11pt" style:font-size-complex="11pt"/>
    </style:style>
    <style:style style:name="T12" style:family="text">
      <style:text-properties fo:font-size="11pt" officeooo:rsid="001baa36" style:font-size-asian="11pt" style:font-size-complex="11pt"/>
    </style:style>
    <style:style style:name="T13" style:family="text">
      <style:text-properties fo:font-size="11pt" officeooo:rsid="00266470" style:font-size-asian="11pt" style:font-size-complex="11pt"/>
    </style:style>
    <style:style style:name="T14" style:family="text">
      <style:text-properties fo:font-size="11pt" officeooo:rsid="00207457" style:font-size-asian="11pt" style:font-size-complex="11pt"/>
    </style:style>
    <style:style style:name="T15" style:family="text">
      <style:text-properties fo:font-size="11pt" officeooo:rsid="0020b51b" style:font-size-asian="11pt" style:font-size-complex="11pt"/>
    </style:style>
    <style:style style:name="T16" style:family="text">
      <style:text-properties fo:font-size="11pt" officeooo:rsid="001d7fe4" style:font-size-asian="11pt" style:font-size-complex="11pt"/>
    </style:style>
    <style:style style:name="T17" style:family="text">
      <style:text-properties officeooo:rsid="001576bd"/>
    </style:style>
    <style:style style:name="T18" style:family="text">
      <style:text-properties officeooo:rsid="000a51f1"/>
    </style:style>
    <style:style style:name="T19" style:family="text">
      <style:text-properties officeooo:rsid="0015f746"/>
    </style:style>
    <style:style style:name="T20" style:family="text">
      <style:text-properties officeooo:rsid="0016aa7c"/>
    </style:style>
    <style:style style:name="T21" style:family="text">
      <style:text-properties officeooo:rsid="001878a5"/>
    </style:style>
    <style:style style:name="T22" style:family="text">
      <style:text-properties officeooo:rsid="001a5150"/>
    </style:style>
    <style:style style:name="T23" style:family="text">
      <style:text-properties officeooo:rsid="001baa36"/>
    </style:style>
    <style:style style:name="T24" style:family="text">
      <style:text-properties officeooo:rsid="001d7fe4"/>
    </style:style>
    <style:style style:name="T25" style:family="text">
      <style:text-properties officeooo:rsid="00207457"/>
    </style:style>
    <style:style style:name="T26" style:family="text">
      <style:text-properties officeooo:rsid="0020b51b"/>
    </style:style>
    <style:style style:name="T27" style:family="text">
      <style:text-properties officeooo:rsid="002156b8"/>
    </style:style>
    <style:style style:name="T28" style:family="text">
      <style:text-properties officeooo:rsid="00266470"/>
    </style:style>
    <style:style style:name="T29" style:family="text">
      <style:text-properties officeooo:rsid="000cd3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0"><text:span text:style-name="classe"><text:span text:style-name="T8">template&lt;class Sq&gt; </text:span></text:span></text:p>
            <text:p text:style-name="P10"><text:span text:style-name="classe"><text:span text:style-name="T2">class </text:span></text:span><text:span text:style-name="classe"><text:span text:style-name="T8">Game</text:span></text:span><text:span text:style-name="T2"> </text:span><text:span text:style-name="Commentaire"><text:span text:style-name="T2">//classe abstraite</text:span></text:span></text:p>
          </table:table-cell>
          <table:covered-table-cell/>
        </table:table-row>
        <table:table-row>
          <table:table-cell table:style-name="Tableau1.A2" office:value-type="string">
            <text:p text:style-name="P12"><text:span text:style-name="visibilité"><text:span text:style-name="T2">public:</text:span></text:span></text:p>
            <text:p text:style-name="P12"><text:span text:style-name="Nom_20_de_20_fonction"><text:span text:style-name="T9">Game</text:span></text:span><text:span text:style-name="T2">(</text:span><text:span text:style-name="Type_20_de_20_variable"><text:span text:style-name="T2">int</text:span></text:span><text:span text:style-name="T2">,</text:span><text:span text:style-name="Type_20_de_20_variable"><text:span text:style-name="T2">int</text:span></text:span><text:span text:style-name="T2">); </text:span><text:span text:style-name="Commentaire"><text:span text:style-name="T2">//dimensions</text:span></text:span></text:p>
            <text:p text:style-name="P12"><text:span text:style-name="Qualificateurs"><text:span text:style-name="T2">virtual</text:span></text:span><text:span text:style-name="T2"> </text:span><text:span text:style-name="Type_20_de_20_variable"><text:span text:style-name="T2">void</text:span></text:span><text:span text:style-name="T2"> </text:span><text:span text:style-name="Nom_20_de_20_fonction"><text:span text:style-name="T9">play</text:span></text:span><text:span text:style-name="T2">();</text:span></text:p>
            <text:p text:style-name="P12"><text:span text:style-name="Qualificateurs"><text:span text:style-name="T2">virtual</text:span></text:span><text:span text:style-name="T2"> </text:span><text:span text:style-name="Type_20_de_20_variable"><text:span text:style-name="T2">void</text:span></text:span><text:span text:style-name="T2"> </text:span><text:span text:style-name="Nom_20_de_20_fonction"><text:span text:style-name="T9">demo</text:span></text:span><text:span text:style-name="T2">();</text:span></text:p>
            <text:p text:style-name="P12"><text:span text:style-name="Qualificateurs"><text:span text:style-name="T2">virtual</text:span></text:span><text:span text:style-name="visibilité"><text:span text:style-name="T2"> </text:span></text:span><text:span text:style-name="Nom_20_de_20_fonction"><text:span text:style-name="T2">~Game</text:span></text:span><text:span text:style-name="T2">();</text:span></text:p>
            <text:p text:style-name="P27"/>
            <text:p text:style-name="P1"><text:span text:style-name="visibilité"><text:span text:style-name="T2">protected:</text:span></text:span></text:p>
            <text:p text:style-name="P12"><text:span text:style-name="Qualificateurs"><text:span text:style-name="T2">const</text:span></text:span><text:span text:style-name="T2"> </text:span><text:span text:style-name="Type_20_de_20_variable"><text:span text:style-name="T2">int</text:span></text:span><text:span text:style-name="T2"> </text:span><text:span text:style-name="Nom_20_de_20_variable"><text:span text:style-name="T8">height</text:span></text:span><text:span text:style-name="T2">;</text:span></text:p>
            <text:p text:style-name="P12"><text:span text:style-name="Qualificateurs"><text:span text:style-name="T2">const</text:span></text:span><text:span text:style-name="visibilité"><text:span text:style-name="T2"> </text:span></text:span><text:span text:style-name="Type_20_de_20_variable"><text:span text:style-name="T2">int</text:span></text:span><text:span text:style-name="visibilité"><text:span text:style-name="T2"> </text:span></text:span><text:span text:style-name="Nom_20_de_20_variable"><text:span text:style-name="T8">width</text:span></text:span><text:span text:style-name="visibilité"><text:span text:style-name="T2">;</text:span></text:span></text:p>
            <text:p text:style-name="P13"><text:span text:style-name="Type_20_de_20_variable"><text:span text:style-name="T8">vector&lt;Sq&gt;</text:span></text:span><text:span text:style-name="T8">*</text:span><text:span text:style-name="T10"> </text:span><text:span text:style-name="Nom_20_de_20_variable"><text:span text:style-name="T10">plateau</text:span></text:span><text:span text:style-name="T10">;</text:span></text:p>
            <text:p text:style-name="P1"><text:span text:style-name="Type_20_de_20_variable"><text:span text:style-name="T8">long long</text:span></text:span><text:span text:style-name="T2"> </text:span><text:span text:style-name="Nom_20_de_20_variable"><text:span text:style-name="T2">score</text:span></text:span><text:span text:style-name="T2">;</text:span></text:p>
            <text:p text:style-name="P1"><text:span text:style-name="visibilité"><text:span text:style-name="T2"/></text:span></text:p>
          </table:table-cell>
          <table:table-cell table:style-name="Tableau1.B2" office:value-type="string">
            <text:p text:style-name="P12"><text:span text:style-name="visibilité"><text:span text:style-name="T8">private:</text:span></text:span></text:p>
            <text:p text:style-name="P14"><text:span text:style-name="Type_20_de_20_variable"><text:span text:style-name="T8">bool </text:span></text:span><text:span text:style-name="Nom_20_de_20_variable"><text:span text:style-name="T8">quit</text:span></text:span><text:span text:style-name="T2">;</text:span></text:p>
            <text:p text:style-name="P14"><text:span text:style-name="Qualificateurs"><text:span text:style-name="T8">virtual </text:span></text:span><text:span text:style-name="Type_20_de_20_variable"><text:span text:style-name="T8">void </text:span></text:span><text:span text:style-name="Nom_20_de_20_fonction"><text:span text:style-name="T8">init</text:span></text:span><text:span text:style-name="T8">()=0;</text:span></text:p>
            <text:p text:style-name="P14"><text:span text:style-name="Qualificateurs"><text:span text:style-name="T8">virtual </text:span></text:span><text:span text:style-name="Type_20_de_20_variable"><text:span text:style-name="T8">bool </text:span></text:span><text:span text:style-name="Nom_20_de_20_fonction"><text:span text:style-name="T8">is_over</text:span></text:span><text:span text:style-name="T8">() </text:span><text:span text:style-name="Qualificateurs"><text:span text:style-name="T8">const</text:span></text:span><text:span text:style-name="T8">=0;</text:span></text:p>
            <text:p text:style-name="P15"><text:span text:style-name="Qualificateurs"><text:span text:style-name="T8">virtual </text:span></text:span><text:span text:style-name="Type_20_de_20_variable"><text:span text:style-name="T8">void </text:span></text:span><text:span text:style-name="Nom_20_de_20_fonction"><text:span text:style-name="T9">move</text:span></text:span><text:span text:style-name="T8">(</text:span><text:span text:style-name="Type_20_de_20_variable"><text:span text:style-name="T8">Direction</text:span></text:span><text:span text:style-name="T8">)=0;</text:span></text:p>
            <text:p text:style-name="P14"><text:span text:style-name="Qualificateurs"><text:span text:style-name="T10">virtual</text:span></text:span><text:span text:style-name="T10"> </text:span><text:span text:style-name="Type_20_de_20_variable"><text:span text:style-name="T10">void</text:span></text:span><text:span text:style-name="T10"> </text:span><text:span text:style-name="Nom_20_de_20_fonction"><text:span text:style-name="T8">print</text:span></text:span><text:span text:style-name="T10">(</text:span><text:span text:style-name="Type_20_de_20_variable"><text:span text:style-name="T10">ostream</text:span></text:span><text:span text:style-name="T10">&amp;</text:span><text:span text:style-name="T10"> </text:span><text:span text:style-name="Nom_20_de_20_variable"><text:span text:style-name="T10">o</text:span></text:span><text:span text:style-name="T10">=cout) </text:span><text:span text:style-name="Qualificateurs"><text:span text:style-name="T10">const</text:span></text:span><text:span text:style-name="T10">=0;</text:span></text:p>
            <text:p text:style-name="P28"/>
            <text:p text:style-name="P15"><text:span text:style-name="classe"><text:span text:style-name="T9">template&lt;class S&gt;</text:span></text:span></text:p>
            <text:p text:style-name="P14"><text:span text:style-name="Qualificateurs"><text:span text:style-name="T9">friend </text:span></text:span><text:span text:style-name="Type_20_de_20_variable"><text:span text:style-name="T8">ostream&amp; </text:span></text:span><text:span text:style-name="Nom_20_de_20_fonction"><text:span text:style-name="T9">operator&lt;&lt;</text:span></text:span><text:span text:style-name="T8">(</text:span><text:span text:style-name="Type_20_de_20_variable"><text:span text:style-name="T8">ostream</text:span></text:span><text:span text:style-name="T8">&amp;</text:span><text:span text:style-name="T8"> </text:span><text:span text:style-name="Nom_20_de_20_variable"><text:span text:style-name="T8">o</text:span></text:span><text:span text:style-name="T8">, </text:span><text:span text:style-name="Qualificateurs"><text:span text:style-name="T8">const</text:span></text:span><text:span text:style-name="T8"> </text:span><text:span text:style-name="Type_20_de_20_variable"><text:span text:style-name="T8">Game&lt;S&gt;</text:span></text:span><text:span text:style-name="T8">&amp;</text:span><text:span text:style-name="T8"> </text:span><text:span text:style-name="Nom_20_de_20_variable"><text:span text:style-name="T8">game</text:span></text:span><text:span text:style-name="T8">);</text:span></text:p>
            <text:p text:style-name="P14"><text:span text:style-name="Qualificateurs"><text:span text:style-name="T8">virtual </text:span></text:span><text:span text:style-name="Type_20_de_20_variable"><text:span text:style-name="T8">void </text:span></text:span><text:span text:style-name="Nom_20_de_20_fonction"><text:span text:style-name="T8">move_up</text:span></text:span><text:span text:style-name="T8">();</text:span></text:p>
            <text:p text:style-name="P14"><text:span text:style-name="Qualificateurs"><text:span text:style-name="T8">virtual </text:span></text:span><text:span text:style-name="Type_20_de_20_variable"><text:span text:style-name="T8">void </text:span></text:span><text:span text:style-name="Nom_20_de_20_fonction"><text:span text:style-name="T8">move_down</text:span></text:span><text:span text:style-name="T8">();</text:span></text:p>
            <text:p text:style-name="P14"><text:span text:style-name="Qualificateurs"><text:span text:style-name="T8">virtual </text:span></text:span><text:span text:style-name="Type_20_de_20_variable"><text:span text:style-name="T8">void </text:span></text:span><text:span text:style-name="Nom_20_de_20_fonction"><text:span text:style-name="T8">move_left</text:span></text:span><text:span text:style-name="T8">();</text:span></text:p>
            <text:p text:style-name="P15"><text:span text:style-name="Qualificateurs"><text:span text:style-name="T8">virtual </text:span></text:span><text:span text:style-name="Type_20_de_20_variable"><text:span text:style-name="T8">void </text:span></text:span><text:span text:style-name="Nom_20_de_20_fonction"><text:span text:style-name="T8">move_right</text:span></text:span><text:span text:style-name="T8">();</text:span></text:p>
            <text:p text:style-name="P15"><text:span text:style-name="Qualificateurs"><text:span text:style-name="T8">virtual </text:span></text:span><text:span text:style-name="Type_20_de_20_variable"><text:span text:style-name="T8">bool </text:span></text:span><text:span text:style-name="Nom_20_de_20_fonction"><text:span text:style-name="T8">is_stuck</text:span></text:span><text:span text:style-name="T8">() </text:span><text:span text:style-name="Qualificateurs"><text:span text:style-name="T8">const</text:span></text:span><text:span text:style-name="T8">;</text:span></text:p>
          </table:table-cell>
        </table:table-row>
      </table:table>
      <text:p text:style-name="P7"/>
      <text:p text:style-name="P7"/>
      <text:p text:style-name="P9"/>
      <text:p text:style-name="P6"><text:span text:style-name="classe"><text:span text:style-name="T2"/></text:span></text:p>
      <text:p text:style-name="P7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7"><text:span text:style-name="classe"><text:span text:style-name="T9">enum class Direction { up, down, left, right}</text:span>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9"><text:span text:style-name="classe"><text:span text:style-name="T2">class </text:span></text:span><text:span text:style-name="classe"><text:span text:style-name="T4">Game_</text:span></text:span><text:span text:style-name="classe"><text:span text:style-name="T2">2048 </text:span></text:span><text:span text:style-name="T2">:</text:span><text:span text:style-name="classe"><text:span text:style-name="T2"> </text:span></text:span></text:p>
            <text:p text:style-name="P19"><text:span text:style-name="visibilité"><text:span text:style-name="T2">public</text:span></text:span><text:span text:style-name="classe"><text:span text:style-name="T2"> </text:span></text:span><text:span text:style-name="classe"><text:span text:style-name="T4">Game&lt;Square_2048&gt;</text:span></text:span></text:p>
          </table:table-cell>
          <table:table-cell table:style-name="Tableau2.A1" office:value-type="string">
            <text:p text:style-name="P19"><text:span text:style-name="classe"><text:span text:style-name="T2">class Taquin</text:span></text:span><text:span text:style-name="T2"> :</text:span></text:p>
            <text:p text:style-name="P19"><text:span text:style-name="T2"><text:s/></text:span><text:span text:style-name="visibilité"><text:span text:style-name="T2">public</text:span></text:span><text:span text:style-name="T2"> </text:span><text:span text:style-name="classe"><text:span text:style-name="T4">Game&lt;Square_Taquin&gt;</text:span></text:span></text:p>
          </table:table-cell>
          <table:table-cell table:style-name="Tableau2.C1" office:value-type="string">
            <text:p text:style-name="P3"><text:span text:style-name="classe"><text:span text:style-name="T2">class Sokoban</text:span></text:span><text:span text:style-name="T2"> : </text:span><text:span text:style-name="visibilité"><text:span text:style-name="T2">public </text:span></text:span><text:span text:style-name="classe"><text:span text:style-name="T4">Game&lt;CaseSok&gt;</text:span></text:span></text:p>
          </table:table-cell>
        </table:table-row>
        <table:table-row>
          <table:table-cell table:style-name="Tableau2.A2" office:value-type="string">
            <text:p text:style-name="P21"><text:span text:style-name="visibilité"><text:span text:style-name="T2">public:</text:span></text:span></text:p>
            <text:p text:style-name="P23"><text:span text:style-name="Nom_20_de_20_fonction"><text:span text:style-name="T5">Game_2048</text:span></text:span><text:span text:style-name="T5">(</text:span><text:span text:style-name="Type_20_de_20_variable"><text:span text:style-name="T5">int</text:span></text:span><text:span text:style-name="T5"> </text:span><text:span text:style-name="Nom_20_de_20_variable"><text:span text:style-name="T4">height</text:span></text:span><text:span text:style-name="T4">);</text:span></text:p>
            <text:p text:style-name="P29"/>
            <text:p text:style-name="P22"><text:span text:style-name="visibilité"><text:span text:style-name="T6">protected:</text:span></text:span></text:p>
            <text:p text:style-name="P25"><text:span text:style-name="Qualificateurs"><text:span text:style-name="T2">virtual</text:span></text:span><text:span text:style-name="T2"> </text:span><text:span text:style-name="Type_20_de_20_variable"><text:span text:style-name="T2">Square_2048</text:span></text:span><text:span text:style-name="T2"> </text:span><text:span text:style-name="Nom_20_de_20_fonction"><text:span text:style-name="T2">random_square</text:span></text:span><text:span text:style-name="T2">() </text:span><text:span text:style-name="Qualificateurs"><text:span text:style-name="T11">const</text:span></text:span><text:span text:style-name="T2">;</text:span></text:p>
            <text:p text:style-name="P25"><text:span text:style-name="Qualificateurs"><text:span text:style-name="T2">virtual</text:span></text:span><text:span text:style-name="T2"> </text:span><text:span text:style-name="Type_20_de_20_variable"><text:span text:style-name="T2">unsigned long long</text:span></text:span><text:span text:style-name="T2"> </text:span><text:span text:style-name="Nom_20_de_20_fonction"><text:span text:style-name="T2">random_value</text:span></text:span><text:span text:style-name="T2">() </text:span><text:span text:style-name="Qualificateurs"><text:span text:style-name="T11">const</text:span></text:span><text:span text:style-name="T2">;</text:span></text:p>
            <text:p text:style-name="P29"/>
            <text:p text:style-name="P2"><text:span text:style-name="visibilité"><text:span text:style-name="T2">p</text:span></text:span><text:span text:style-name="visibilité"><text:span text:style-name="T6">r</text:span></text:span><text:span text:style-name="visibilité"><text:span text:style-name="T2">i</text:span></text:span><text:span text:style-name="visibilité"><text:span text:style-name="T6">vate</text:span></text:span><text:span text:style-name="visibilité"><text:span text:style-name="T2">:</text:span></text:span></text:p>
            <text:p text:style-name="P23"><text:span text:style-name="Type_20_de_20_variable"><text:span text:style-name="T4">bool </text:span></text:span><text:span text:style-name="Nom_20_de_20_variable"><text:span text:style-name="T4">board_change</text:span></text:span><text:span text:style-name="T2">;</text:span></text:p>
            <text:p text:style-name="P23"><text:span text:style-name="Type_20_de_20_variable"><text:span text:style-name="T4">vector&lt;Ordered_pair&lt;int, int&gt;&gt; </text:span></text:span><text:span text:style-name="Nom_20_de_20_variable"><text:span text:style-name="T4">empty_squares</text:span></text:span><text:span text:style-name="T2">;</text:span></text:p>
            <text:p text:style-name="P24"><text:span text:style-name="Qualificateurs"><text:span text:style-name="T2">virtual </text:span></text:span><text:span text:style-name="Type_20_de_20_variable"><text:span text:style-name="T2">void </text:span></text:span><text:span text:style-name="Nom_20_de_20_fonction"><text:span text:style-name="T2">init</text:span></text:span><text:span text:style-name="T2">();</text:span></text:p>
            <text:p text:style-name="P24"><text:span text:style-name="Qualificateurs"><text:span text:style-name="T2">virtual</text:span></text:span><text:span text:style-name="T2"> </text:span><text:span text:style-name="Type_20_de_20_variable"><text:span text:style-name="T2">void</text:span></text:span><text:span text:style-name="T2"> </text:span><text:span text:style-name="Nom_20_de_20_fonction"><text:span text:style-name="T2">move</text:span></text:span><text:span text:style-name="T2">(</text:span><text:span text:style-name="Type_20_de_20_variable"><text:span text:style-name="T2">Direction</text:span></text:span><text:span text:style-name="T2"> </text:span><text:span text:style-name="Nom_20_de_20_variable"><text:span text:style-name="T2">dir</text:span></text:span><text:span text:style-name="T2">);</text:span></text:p>
            <text:p text:style-name="P24"><text:span text:style-name="Qualificateurs"><text:span text:style-name="T2">virtual</text:span></text:span><text:span text:style-name="T2"> </text:span><text:span text:style-name="Type_20_de_20_variable"><text:span text:style-name="T2">bool</text:span></text:span><text:span text:style-name="T2"> </text:span><text:span text:style-name="Nom_20_de_20_fonction"><text:span text:style-name="T2">is_over</text:span></text:span><text:span text:style-name="T2">() </text:span><text:span text:style-name="Qualificateurs"><text:span text:style-name="T2">const</text:span></text:span><text:span text:style-name="T2">;</text:span></text:p>
            <text:p text:style-name="P24"><text:span text:style-name="Type_20_de_20_variable"><text:span text:style-name="T2">void</text:span></text:span><text:span text:style-name="T2"> </text:span><text:span text:style-name="Nom_20_de_20_fonction"><text:span text:style-name="T2">transpose_board</text:span></text:span><text:span text:style-name="T2">();</text:span></text:p>
            <text:p text:style-name="P24"><text:span text:style-name="Type_20_de_20_variable"><text:span text:style-name="T2">void</text:span></text:span><text:span text:style-name="T2"> </text:span><text:span text:style-name="Nom_20_de_20_fonction"><text:span text:style-name="T2">pop_up_new_square</text:span></text:span><text:span text:style-name="T2">();</text:span></text:p>
            <text:p text:style-name="P24"><text:span text:style-name="Type_20_de_20_variable"><text:span text:style-name="T2">void</text:span></text:span><text:span text:style-name="T2"> </text:span><text:span text:style-name="Nom_20_de_20_fonction"><text:span text:style-name="T2">slide_line</text:span></text:span><text:span text:style-name="T2">(</text:span><text:span text:style-name="Type_20_de_20_variable"><text:span text:style-name="T2">int</text:span></text:span><text:span text:style-name="T2"> </text:span><text:span text:style-name="Nom_20_de_20_variable"><text:span text:style-name="T2">i</text:span></text:span><text:span text:style-name="T2">, </text:span><text:span text:style-name="Type_20_de_20_variable"><text:span text:style-name="T2">Direction</text:span></text:span><text:span text:style-name="T2"> </text:span><text:span text:style-name="Nom_20_de_20_variable"><text:span text:style-name="T2">dir</text:span></text:span><text:span text:style-name="T2">);</text:span></text:p>
            <text:p text:style-name="P24"><text:span text:style-name="Type_20_de_20_variable"><text:span text:style-name="T2">void</text:span></text:span><text:span text:style-name="T2"> </text:span><text:span text:style-name="Nom_20_de_20_fonction"><text:span text:style-name="T2">merge_line</text:span></text:span><text:span text:style-name="T2">(</text:span><text:span text:style-name="Type_20_de_20_variable"><text:span text:style-name="T2">int</text:span></text:span><text:span text:style-name="T2"> </text:span><text:span text:style-name="Nom_20_de_20_variable"><text:span text:style-name="T2">i</text:span></text:span><text:span text:style-name="T2">, </text:span><text:span text:style-name="Type_20_de_20_variable"><text:span text:style-name="T2">Direction</text:span></text:span><text:span text:style-name="T2"> </text:span><text:span text:style-name="Nom_20_de_20_variable"><text:span text:style-name="T2">dir</text:span></text:span><text:span text:style-name="T2">);</text:span></text:p>
            <text:p text:style-name="P24"><text:span text:style-name="Type_20_de_20_variable"><text:span text:style-name="T2">void</text:span></text:span><text:span text:style-name="T2"> </text:span><text:span text:style-name="Nom_20_de_20_fonction"><text:span text:style-name="T2">add_empty_square</text:span></text:span><text:span text:style-name="T2">(</text:span><text:span text:style-name="Type_20_de_20_variable"><text:span text:style-name="T2">int</text:span></text:span><text:span text:style-name="T2"> </text:span><text:span text:style-name="Nom_20_de_20_variable"><text:span text:style-name="T2">i</text:span></text:span><text:span text:style-name="T2">, </text:span><text:span text:style-name="Type_20_de_20_variable"><text:span text:style-name="T2">int</text:span></text:span><text:span text:style-name="T2"> </text:span><text:span text:style-name="Nom_20_de_20_variable"><text:span text:style-name="T2">j</text:span></text:span><text:span text:style-name="T2">);</text:span></text:p>
            <text:p text:style-name="P24"><text:span text:style-name="classe"><text:span text:style-name="T2">template&lt;class It&gt;</text:span></text:span></text:p>
            <text:p text:style-name="P24"><text:span text:style-name="Type_20_de_20_variable"><text:span text:style-name="T2">int</text:span></text:span><text:span text:style-name="T2"> </text:span><text:span text:style-name="Nom_20_de_20_fonction"><text:span text:style-name="T2">slide_line_template</text:span></text:span><text:span text:style-name="T2">(</text:span><text:span text:style-name="Type_20_de_20_variable"><text:span text:style-name="T2">It</text:span></text:span><text:span text:style-name="T2"> </text:span><text:span text:style-name="Nom_20_de_20_variable"><text:span text:style-name="T2">begin</text:span></text:span><text:span text:style-name="T2">, </text:span><text:span text:style-name="Type_20_de_20_variable"><text:span text:style-name="T2">It</text:span></text:span><text:span text:style-name="T2"> </text:span><text:span text:style-name="Nom_20_de_20_variable"><text:span text:style-name="T2">end</text:span></text:span><text:span text:style-name="T2">);</text:span></text:p>
            <text:p text:style-name="P24"><text:span text:style-name="Type_20_de_20_variable"><text:span text:style-name="T2">void</text:span></text:span><text:span text:style-name="T2"> </text:span><text:span text:style-name="Nom_20_de_20_fonction"><text:span text:style-name="T2">slide_board</text:span></text:span><text:span text:style-name="T2">(</text:span><text:span text:style-name="Type_20_de_20_variable"><text:span text:style-name="T2">Direction</text:span></text:span><text:span text:style-name="T2"> </text:span><text:span text:style-name="Nom_20_de_20_variable"><text:span text:style-name="T2">dir</text:span></text:span><text:span text:style-name="T2">, </text:span><text:span text:style-name="Type_20_de_20_variable"><text:span text:style-name="T2">bool</text:span></text:span><text:span text:style-name="T2"> </text:span><text:span text:style-name="Nom_20_de_20_variable"><text:span text:style-name="T2">transpose</text:span></text:span><text:span text:style-name="T2">);</text:span></text:p>
            <text:p text:style-name="P24"><text:span text:style-name="classe"><text:span text:style-name="T2">template&lt;class It&gt;</text:span></text:span></text:p>
            <text:p text:style-name="P24"><text:span text:style-name="Type_20_de_20_variable"><text:span text:style-name="T2">void</text:span></text:span><text:span text:style-name="T2"> </text:span><text:span text:style-name="Nom_20_de_20_fonction"><text:span text:style-name="T2">merge_line_template</text:span></text:span><text:span text:style-name="T2">(</text:span><text:span text:style-name="Type_20_de_20_variable"><text:span text:style-name="T2">It</text:span></text:span><text:span text:style-name="T2"> </text:span><text:span text:style-name="Nom_20_de_20_variable"><text:span text:style-name="T2">begin</text:span></text:span><text:span text:style-name="T2">, </text:span><text:span text:style-name="Type_20_de_20_variable"><text:span text:style-name="T2">It</text:span></text:span><text:span text:style-name="T2"> </text:span><text:span text:style-name="Nom_20_de_20_variable"><text:span text:style-name="T2">end</text:span></text:span><text:span text:style-name="T2">);</text:span></text:p>
          </table:table-cell>
          <table:table-cell table:style-name="Tableau2.B2" office:value-type="string">
            <text:p text:style-name="P22"><text:span text:style-name="visibilité"><text:span text:style-name="T2">public:</text:span></text:span></text:p>
            <text:p text:style-name="P22"><text:span text:style-name="Nom_20_de_20_fonction"><text:span text:style-name="T2">Taquin</text:span></text:span><text:span text:style-name="T2">(</text:span><text:span text:style-name="Type_20_de_20_variable"><text:span text:style-name="T2">int</text:span></text:span><text:span text:style-name="T2">,</text:span><text:span text:style-name="Type_20_de_20_variable"><text:span text:style-name="T2">int</text:span></text:span><text:span text:style-name="T2">);</text:span></text:p>
            <text:p text:style-name="P22"><text:span text:style-name="Qualificateurs"><text:span text:style-name="T3">virtual</text:span></text:span><text:span text:style-name="Nom_20_de_20_fonction"><text:span text:style-name="T3"> </text:span></text:span><text:span text:style-name="Nom_20_de_20_fonction"><text:span text:style-name="T2">~Taquin</text:span></text:span><text:span text:style-name="T2">();</text:span></text:p>
            <text:p text:style-name="P5"/>
            <text:p text:style-name="P2"><text:span text:style-name="visibilité"><text:span text:style-name="T2">pr</text:span></text:span><text:span text:style-name="visibilité"><text:span text:style-name="T6">ivate</text:span></text:span><text:span text:style-name="visibilité"><text:span text:style-name="T2">:</text:span></text:span></text:p>
            <text:p text:style-name="P22"><text:span text:style-name="Qualificateurs"><text:span text:style-name="T6">static</text:span></text:span><text:span text:style-name="visibilité"><text:span text:style-name="T6"> </text:span></text:span><text:span text:style-name="Type_20_de_20_variable"><text:span text:style-name="T6">Square_Taquin</text:span></text:span><text:span text:style-name="visibilité"><text:span text:style-name="T6"> </text:span></text:span><text:span text:style-name="Nom_20_de_20_variable"><text:span text:style-name="T6">empty</text:span></text:span><text:span text:style-name="visibilité"><text:span text:style-name="T6">;</text:span></text:span></text:p>
            <text:p text:style-name="P2"><text:span text:style-name="Type_20_de_20_variable"><text:span text:style-name="T2">int</text:span></text:span><text:span text:style-name="T2"> </text:span><text:span text:style-name="Nom_20_de_20_variable"><text:span text:style-name="T2">pos_e</text:span></text:span><text:span text:style-name="Nom_20_de_20_variable"><text:span text:style-name="T6">mpty_w</text:span></text:span><text:span text:style-name="T2">;</text:span></text:p>
            <text:p text:style-name="P2"><text:span text:style-name="Type_20_de_20_variable"><text:span text:style-name="T2">int</text:span></text:span><text:span text:style-name="T2"> </text:span><text:span text:style-name="Nom_20_de_20_variable"><text:span text:style-name="T2">pos_</text:span></text:span><text:span text:style-name="Nom_20_de_20_variable"><text:span text:style-name="T6">empty_h</text:span></text:span><text:span text:style-name="T2">;</text:span></text:p>
            <text:p text:style-name="P25"><text:span text:style-name="Qualificateurs"><text:span text:style-name="T2">virtual</text:span></text:span><text:span text:style-name="T2"> </text:span><text:span text:style-name="Type_20_de_20_variable"><text:span text:style-name="T2">void</text:span></text:span><text:span text:style-name="T2"> </text:span><text:span text:style-name="Nom_20_de_20_fonction"><text:span text:style-name="T2">init</text:span></text:span><text:span text:style-name="T2">();</text:span></text:p>
            <text:p text:style-name="P25"><text:span text:style-name="Qualificateurs"><text:span text:style-name="T2">virtual</text:span></text:span><text:span text:style-name="T2"> </text:span><text:span text:style-name="Type_20_de_20_variable"><text:span text:style-name="T2">bool</text:span></text:span><text:span text:style-name="T2"> </text:span><text:span text:style-name="Nom_20_de_20_fonction"><text:span text:style-name="T2">is_over</text:span></text:span><text:span text:style-name="T2">() </text:span><text:span text:style-name="Qualificateurs"><text:span text:style-name="T2">const</text:span></text:span><text:span text:style-name="T2">;</text:span></text:p>
            <text:p text:style-name="P25"><text:span text:style-name="Qualificateurs"><text:span text:style-name="T2">virtual</text:span></text:span><text:span text:style-name="T2"> </text:span><text:span text:style-name="Type_20_de_20_variable"><text:span text:style-name="T2">void</text:span></text:span><text:span text:style-name="T2"> </text:span><text:span text:style-name="Nom_20_de_20_fonction"><text:span text:style-name="T2">move</text:span></text:span><text:span text:style-name="T2">();</text:span></text:p>
            <text:p text:style-name="P25"><text:span text:style-name="Type_20_de_20_variable"><text:span text:style-name="T2">void</text:span></text:span><text:span text:style-name="T2"> </text:span><text:span text:style-name="Nom_20_de_20_fonction"><text:span text:style-name="T2">fill</text:span></text:span><text:span text:style-name="T2">();</text:span></text:p>
            <text:p text:style-name="P25"><text:span text:style-name="Type_20_de_20_variable"><text:span text:style-name="T2">void</text:span></text:span><text:span text:style-name="T2"> </text:span><text:span text:style-name="Nom_20_de_20_fonction"><text:span text:style-name="T2">mix</text:span></text:span><text:span text:style-name="T2">();</text:span></text:p>
            <text:p text:style-name="P5"/>
            <text:p text:style-name="P2"><text:span text:style-name="visibilité"><text:span text:style-name="T2"/></text:span></text:p>
          </table:table-cell>
          <table:table-cell table:style-name="Tableau2.C2" office:value-type="string">
            <text:p text:style-name="P4"><text:span text:style-name="visibilité"><text:span text:style-name="T2">public:</text:span></text:span></text:p>
            <text:p text:style-name="P4"><text:span text:style-name="Nom_20_de_20_fonction"><text:span text:style-name="T2">Sokoban</text:span></text:span><text:span text:style-name="T2">(</text:span><text:span text:style-name="Type_20_de_20_variable"><text:span text:style-name="T2">int </text:span></text:span><text:span text:style-name="Nom_20_de_20_variable"><text:span text:style-name="T6">h</text:span></text:span><text:span text:style-name="T2">,</text:span><text:span text:style-name="Type_20_de_20_variable"><text:span text:style-name="T2">int </text:span></text:span><text:span text:style-name="Nom_20_de_20_variable"><text:span text:style-name="T6">w</text:span></text:span><text:span text:style-name="Type_20_de_20_variable"><text:span text:style-name="T6">, int </text:span></text:span><text:span text:style-name="Nom_20_de_20_variable"><text:span text:style-name="T6">nb_crates</text:span></text:span><text:span text:style-name="T6">=-1</text:span><text:span text:style-name="T2">);</text:span></text:p>
            <text:p text:style-name="P4"><text:span text:style-name="Qualificateurs"><text:span text:style-name="T3">virtual</text:span></text:span><text:span text:style-name="Nom_20_de_20_fonction"><text:span text:style-name="T3"> </text:span></text:span><text:span text:style-name="Nom_20_de_20_fonction"><text:span text:style-name="T2">~Sokoban</text:span></text:span><text:span text:style-name="T2">();</text:span></text:p>
            <text:p text:style-name="P26"/>
            <text:p text:style-name="P25"><text:span text:style-name="visibilité"><text:span text:style-name="T2">private:</text:span></text:span></text:p>
            <text:p text:style-name="P25"><text:span text:style-name="Qualificateurs"><text:span text:style-name="T2">static</text:span></text:span><text:span text:style-name="T2"> </text:span><text:span text:style-name="Qualificateurs"><text:span text:style-name="T2">const</text:span></text:span><text:span text:style-name="T2"> </text:span><text:span text:style-name="Type_20_de_20_variable"><text:span text:style-name="T2">int</text:span></text:span><text:span text:style-name="T2"> </text:span><text:span text:style-name="Nom_20_de_20_variable"><text:span text:style-name="T2">min_height</text:span></text:span><text:span text:style-name="T2">=10;</text:span></text:p>
            <text:p text:style-name="P25"><text:span text:style-name="Qualificateurs"><text:span text:style-name="T2">static</text:span></text:span><text:span text:style-name="T2"> </text:span><text:span text:style-name="Qualificateurs"><text:span text:style-name="T2">const</text:span></text:span><text:span text:style-name="T2"> </text:span><text:span text:style-name="Type_20_de_20_variable"><text:span text:style-name="T2">int</text:span></text:span><text:span text:style-name="T2"> </text:span><text:span text:style-name="Nom_20_de_20_variable"><text:span text:style-name="T2">min_width</text:span></text:span><text:span text:style-name="T2">=10;</text:span></text:p>
            <text:p text:style-name="P25"><text:span text:style-name="Type_20_de_20_variable"><text:span text:style-name="T2">int</text:span></text:span><text:span text:style-name="T2"> </text:span><text:span text:style-name="Nom_20_de_20_variable"><text:span text:style-name="T2">nb_crates</text:span></text:span><text:span text:style-name="T2">;</text:span></text:p>
            <text:p text:style-name="P25"><text:span text:style-name="Type_20_de_20_variable"><text:span text:style-name="T2">int</text:span></text:span><text:span text:style-name="T2"> </text:span><text:span text:style-name="Nom_20_de_20_variable"><text:span text:style-name="T2">pos_h</text:span></text:span><text:span text:style-name="T2">;</text:span></text:p>
            <text:p text:style-name="P25"><text:span text:style-name="Type_20_de_20_variable"><text:span text:style-name="T2">int</text:span></text:span><text:span text:style-name="T2"> </text:span><text:span text:style-name="Nom_20_de_20_variable"><text:span text:style-name="T2">pos_w</text:span></text:span><text:span text:style-name="T2">;</text:span></text:p>
            <text:p text:style-name="P25"><text:span text:style-name="Type_20_de_20_variable"><text:span text:style-name="T2">int</text:span></text:span><text:span text:style-name="T2"> </text:span><text:span text:style-name="Nom_20_de_20_variable"><text:span text:style-name="T2">i_top_left</text:span></text:span><text:span text:style-name="T2">;</text:span></text:p>
            <text:p text:style-name="P25"><text:span text:style-name="Type_20_de_20_variable"><text:span text:style-name="T2">int</text:span></text:span><text:span text:style-name="T2"> </text:span><text:span text:style-name="Nom_20_de_20_variable"><text:span text:style-name="T7">j</text:span></text:span><text:span text:style-name="Nom_20_de_20_variable"><text:span text:style-name="T2">_top_</text:span></text:span><text:span text:style-name="Nom_20_de_20_variable"><text:span text:style-name="T7">left</text:span></text:span><text:span text:style-name="T2">;</text:span></text:p>
            <text:p text:style-name="P25"><text:span text:style-name="Type_20_de_20_variable"><text:span text:style-name="T2">int</text:span></text:span><text:span text:style-name="T2"> </text:span><text:span text:style-name="Nom_20_de_20_variable"><text:span text:style-name="T2">i_</text:span></text:span><text:span text:style-name="Nom_20_de_20_variable"><text:span text:style-name="T7">top_right</text:span></text:span><text:span text:style-name="T7">;</text:span></text:p>
            <text:p text:style-name="P38"><text:span text:style-name="Type_20_de_20_variable"><text:span text:style-name="T2">int</text:span></text:span><text:span text:style-name="T2"> </text:span><text:span text:style-name="Nom_20_de_20_variable"><text:span text:style-name="T2">j_top_right</text:span></text:span><text:span text:style-name="T2">;</text:span></text:p>
            <text:p text:style-name="P38"><text:span text:style-name="Type_20_de_20_variable"><text:span text:style-name="T2">int</text:span></text:span><text:span text:style-name="T2"> </text:span><text:span text:style-name="Nom_20_de_20_variable"><text:span text:style-name="T2">i_bottom_left</text:span></text:span><text:span text:style-name="T2">;</text:span></text:p>
            <text:p text:style-name="P38"><text:span text:style-name="Type_20_de_20_variable"><text:span text:style-name="T2">int</text:span></text:span><text:span text:style-name="T2"> </text:span><text:span text:style-name="Nom_20_de_20_variable"><text:span text:style-name="T2">j_bottom_left</text:span></text:span><text:span text:style-name="T2">;</text:span></text:p>
            <text:p text:style-name="P38"><text:span text:style-name="Type_20_de_20_variable"><text:span text:style-name="T2">int</text:span></text:span><text:span text:style-name="T2"> </text:span><text:span text:style-name="Nom_20_de_20_variable"><text:span text:style-name="T2">i_bottom_right</text:span></text:span><text:span text:style-name="T2">;</text:span></text:p>
            <text:p text:style-name="P38"><text:span text:style-name="Type_20_de_20_variable"><text:span text:style-name="T2">int</text:span></text:span><text:span text:style-name="T2"> </text:span><text:span text:style-name="Nom_20_de_20_variable"><text:span text:style-name="T2">j_bottom_right</text:span></text:span><text:span text:style-name="T2">;</text:span></text:p>
            <text:p text:style-name="P38"><text:span text:style-name="Qualificateurs"><text:span text:style-name="T2">virtual</text:span></text:span><text:span text:style-name="T2"> </text:span><text:span text:style-name="Type_20_de_20_variable"><text:span text:style-name="T2">void</text:span></text:span><text:span text:style-name="T2"> </text:span><text:span text:style-name="Nom_20_de_20_fonction"><text:span text:style-name="T2">print</text:span></text:span><text:span text:style-name="T2">(</text:span><text:span text:style-name="Type_20_de_20_variable"><text:span text:style-name="T2">ostream</text:span></text:span><text:span text:style-name="T2">&amp; </text:span><text:span text:style-name="Nom_20_de_20_variable"><text:span text:style-name="T2">o</text:span></text:span><text:span text:style-name="T2">=cout) </text:span><text:span text:style-name="Qualificateurs"><text:span text:style-name="T2">const</text:span></text:span><text:span text:style-name="T2">;</text:span></text:p>
            <text:p text:style-name="P38"><text:span text:style-name="Qualificateurs"><text:span text:style-name="T2">virtual</text:span></text:span><text:span text:style-name="T2"> </text:span><text:span text:style-name="Type_20_de_20_variable"><text:span text:style-name="T2">void</text:span></text:span><text:span text:style-name="T2"> </text:span><text:span text:style-name="Nom_20_de_20_fonction"><text:span text:style-name="T2">init</text:span></text:span><text:span text:style-name="T2">();</text:span></text:p>
            <text:p text:style-name="P38"><text:span text:style-name="Qualificateurs"><text:span text:style-name="T2">virtual</text:span></text:span><text:span text:style-name="T2"> </text:span><text:span text:style-name="Type_20_de_20_variable"><text:span text:style-name="T2">void</text:span></text:span><text:span text:style-name="T2"> </text:span><text:span text:style-name="Nom_20_de_20_fonction"><text:span text:style-name="T2">set_walls</text:span></text:span><text:span text:style-name="T2">();</text:span></text:p>
            <text:p text:style-name="P38"><text:span text:style-name="Qualificateurs"><text:span text:style-name="T2">virtual</text:span></text:span><text:span text:style-name="T2"> </text:span><text:span text:style-name="Type_20_de_20_variable"><text:span text:style-name="T2">void</text:span></text:span><text:span text:style-name="T2"> </text:span><text:span text:style-name="Nom_20_de_20_fonction"><text:span text:style-name="T2">setExternalWalls</text:span></text:span><text:span text:style-name="T2">();</text:span></text:p>
            <text:p text:style-name="P38"><text:span text:style-name="Qualificateurs"><text:span text:style-name="T2">virtual</text:span></text:span><text:span text:style-name="T2"> </text:span><text:span text:style-name="Type_20_de_20_variable"><text:span text:style-name="T2">void</text:span></text:span><text:span text:style-name="T2"> </text:span><text:span text:style-name="Nom_20_de_20_fonction"><text:span text:style-name="T2">setInternalWalls</text:span></text:span><text:span text:style-name="T2">();</text:span></text:p>
            <text:p text:style-name="P38"><text:span text:style-name="Qualificateurs"><text:span text:style-name="T2">virtual</text:span></text:span><text:span text:style-name="T2"> </text:span><text:span text:style-name="Type_20_de_20_variable"><text:span text:style-name="T2">void</text:span></text:span><text:span text:style-name="T2"> </text:span><text:span text:style-name="Nom_20_de_20_fonction"><text:span text:style-name="T2">set_target_crates</text:span></text:span><text:span text:style-name="T2">();</text:span></text:p>
            <text:p text:style-name="P38"><text:span text:style-name="Qualificateurs"><text:span text:style-name="T2">virtual</text:span></text:span><text:span text:style-name="T2"> </text:span><text:span text:style-name="Type_20_de_20_variable"><text:span text:style-name="T2">bool</text:span></text:span><text:span text:style-name="T2"> </text:span><text:span text:style-name="Nom_20_de_20_fonction"><text:span text:style-name="T2">free_zone</text:span></text:span><text:span text:style-name="T2">(</text:span><text:span text:style-name="Type_20_de_20_variable"><text:span text:style-name="T2">int</text:span></text:span><text:span text:style-name="T2"> </text:span><text:span text:style-name="Nom_20_de_20_variable"><text:span text:style-name="T2">h_c</text:span></text:span><text:span text:style-name="T2">, </text:span><text:span text:style-name="Type_20_de_20_variable"><text:span text:style-name="T2">int</text:span></text:span><text:span text:style-name="T2"> </text:span><text:span text:style-name="Nom_20_de_20_variable"><text:span text:style-name="T2">l_c</text:span></text:span><text:span text:style-name="T2">) </text:span><text:span text:style-name="Qualificateurs"><text:span text:style-name="T2">const</text:span></text:span><text:span text:style-name="T2">;</text:span></text:p>
            <text:p text:style-name="P38"><text:span text:style-name="Qualificateurs"><text:span text:style-name="T2">virtual</text:span></text:span><text:span text:style-name="T2"> </text:span><text:span text:style-name="Type_20_de_20_variable"><text:span text:style-name="T2">bool</text:span></text:span><text:span text:style-name="T2"> </text:span><text:span text:style-name="Nom_20_de_20_fonction"><text:span text:style-name="T2">outsideOfWalls</text:span></text:span><text:span text:style-name="T2">(</text:span><text:span text:style-name="Type_20_de_20_variable"><text:span text:style-name="T2">int</text:span></text:span><text:span text:style-name="T2"> </text:span><text:span text:style-name="Nom_20_de_20_variable"><text:span text:style-name="T2">h_c</text:span></text:span><text:span text:style-name="T2">, </text:span><text:span text:style-name="Type_20_de_20_variable"><text:span text:style-name="T2">int</text:span></text:span><text:span text:style-name="T2"> </text:span><text:span text:style-name="Nom_20_de_20_variable"><text:span text:style-name="T2">l_c</text:span></text:span><text:span text:style-name="T2">) </text:span><text:span text:style-name="Qualificateurs"><text:span text:style-name="T2">const</text:span></text:span><text:span text:style-name="T2">;</text:span></text:p>
            <text:p text:style-name="P38"><text:span text:style-name="Qualificateurs"><text:span text:style-name="T2">virtual</text:span></text:span><text:span text:style-name="T2"> </text:span><text:span text:style-name="Type_20_de_20_variable"><text:span text:style-name="T2">void</text:span></text:span><text:span text:style-name="T2"> </text:span><text:span text:style-name="Nom_20_de_20_fonction"><text:span text:style-name="T2">move</text:span></text:span><text:span text:style-name="T2">(</text:span><text:span text:style-name="Type_20_de_20_variable"><text:span text:style-name="T2">Direction</text:span></text:span><text:span text:style-name="T2"> </text:span><text:span text:style-name="Nom_20_de_20_variable"><text:span text:style-name="T2">s</text:span></text:span><text:span text:style-name="T2">);</text:span></text:p>
            <text:p text:style-name="P38"><text:span text:style-name="Qualificateurs"><text:span text:style-name="T2">virtual</text:span></text:span><text:span text:style-name="T2"> </text:span><text:span text:style-name="Type_20_de_20_variable"><text:span text:style-name="T2">void</text:span></text:span><text:span text:style-name="T2"> </text:span><text:span text:style-name="Nom_20_de_20_fonction"><text:span text:style-name="T2">set_pers</text:span></text:span><text:span text:style-name="T2">();</text:span></text:p>
            <text:p text:style-name="P38"><text:span text:style-name="Qualificateurs"><text:span text:style-name="T2">virtual</text:span></text:span><text:span text:style-name="T2"> </text:span><text:span text:style-name="Type_20_de_20_variable"><text:span text:style-name="T2">bool</text:span></text:span><text:span text:style-name="T2"> </text:span><text:span text:style-name="Nom_20_de_20_fonction"><text:span text:style-name="T2">is_over</text:span></text:span><text:span text:style-name="T2">() </text:span><text:span text:style-name="Qualificateurs"><text:span text:style-name="T2">const</text:span></text:span><text:span text:style-name="T2">;</text:span></text:p>
            <text:p text:style-name="P38"><text:span text:style-name="Qualificateurs"><text:span text:style-name="T2">virtual</text:span></text:span><text:span text:style-name="T2"> </text:span><text:span text:style-name="Type_20_de_20_variable"><text:span text:style-name="T2">bool</text:span></text:span><text:span text:style-name="T2"> </text:span><text:span text:style-name="Nom_20_de_20_fonction"><text:span text:style-name="T2">is_stuck</text:span></text:span><text:span text:style-name="T2">() </text:span><text:span text:style-name="Qualificateurs"><text:span text:style-name="T2">const</text:span></text:span><text:span text:style-name="T2">;</text:span></text:p>
          </table:table-cell>
        </table:table-row>
      </table:table>
      <text:p text:style-name="P7"/>
      <text:p text:style-name="P7"/>
      <text:p text:style-name="P7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18"><text:span text:style-name="classe"><text:span text:style-name="T12">class Game_2048_Num : </text:span></text:span></text:p>
            <text:p text:style-name="P18"><text:span text:style-name="visibilité"><text:span text:style-name="T12">public</text:span></text:span><text:span text:style-name="classe"><text:span text:style-name="T12"> </text:span></text:span><text:span text:style-name="Qualificateurs"><text:span text:style-name="T12">virtual</text:span></text:span><text:span text:style-name="classe"><text:span text:style-name="T12"> Game_2048</text:span></text:span></text:p>
          </table:table-cell>
          <table:table-cell table:style-name="Tableau4.B1" office:value-type="string">
            <text:p text:style-name="P40"><text:span text:style-name="classe"><text:span text:style-name="T2">class Game_2048_Neg : </text:span></text:span></text:p>
            <text:p text:style-name="P40"><text:span text:style-name="visibilité"><text:span text:style-name="T2">public</text:span></text:span><text:span text:style-name="classe"><text:span text:style-name="T2"> </text:span></text:span><text:span text:style-name="Qualificateurs"><text:span text:style-name="T2">virtual</text:span></text:span><text:span text:style-name="classe"><text:span text:style-name="T2"> Game_2048</text:span></text:span></text:p>
          </table:table-cell>
        </table:table-row>
        <table:table-row>
          <table:table-cell table:style-name="Tableau4.A2" office:value-type="string">
            <text:p text:style-name="P42"><text:span text:style-name="visibilité"><text:span text:style-name="T2">public:</text:span></text:span></text:p>
            <text:p text:style-name="P42"><text:span text:style-name="Nom_20_de_20_fonction"><text:span text:style-name="T2">Game_2048_Num</text:span></text:span><text:span text:style-name="T2">(</text:span><text:span text:style-name="Type_20_de_20_variable"><text:span text:style-name="T2">int</text:span></text:span><text:span text:style-name="T2"> </text:span><text:span text:style-name="Nom_20_de_20_variable"><text:span text:style-name="T2">height</text:span></text:span><text:span text:style-name="T2">, </text:span><text:span text:style-name="Type_20_de_20_variable"><text:span text:style-name="T2">int</text:span></text:span><text:span text:style-name="T2"> </text:span><text:span text:style-name="Nom_20_de_20_variable"><text:span text:style-name="T2">base</text:span></text:span><text:span text:style-name="T2">=2);</text:span></text:p>
            <text:p text:style-name="P31"/>
            <text:p text:style-name="P42"><text:span text:style-name="visibilité"><text:span text:style-name="T2">protected:</text:span></text:span></text:p>
            <text:p text:style-name="P42"><text:span text:style-name="Qualificateurs"><text:span text:style-name="T2">const</text:span></text:span><text:span text:style-name="T2"> </text:span><text:span text:style-name="Type_20_de_20_variable"><text:span text:style-name="T2">int</text:span></text:span><text:span text:style-name="T2"> </text:span><text:span text:style-name="Nom_20_de_20_variable"><text:span text:style-name="T2">base</text:span></text:span><text:span text:style-name="T2">;</text:span></text:p>
            <text:p text:style-name="P42"><text:span text:style-name="Qualificateurs"><text:span text:style-name="T2">virtual</text:span></text:span><text:span text:style-name="T2"> </text:span><text:span text:style-name="Type_20_de_20_variable"><text:span text:style-name="T2">unsigned long long</text:span></text:span><text:span text:style-name="T2"> </text:span><text:span text:style-name="Nom_20_de_20_fonction"><text:span text:style-name="T2">random_value</text:span></text:span><text:span text:style-name="T2">() </text:span><text:span text:style-name="Qualificateurs"><text:span text:style-name="T11">const</text:span></text:span><text:span text:style-name="T2">;</text:span></text:p>
          </table:table-cell>
          <table:table-cell table:style-name="Tableau4.B2" office:value-type="string">
            <text:p text:style-name="P42"><text:span text:style-name="visibilité"><text:span text:style-name="T2">public:</text:span></text:span></text:p>
            <text:p text:style-name="P42"><text:span text:style-name="Nom_20_de_20_fonction"><text:span text:style-name="T2">Game_2048_Neg</text:span></text:span><text:span text:style-name="T2">(</text:span><text:span text:style-name="Type_20_de_20_variable"><text:span text:style-name="T2">int</text:span></text:span><text:span text:style-name="T2"> </text:span><text:span text:style-name="Nom_20_de_20_variable"><text:span text:style-name="T2">height</text:span></text:span><text:span text:style-name="T2">);</text:span></text:p>
            <text:p text:style-name="P31"/>
            <text:p text:style-name="P42"><text:span text:style-name="visibilité"><text:span text:style-name="T2">protected:</text:span></text:span></text:p>
            <text:p text:style-name="P42"><text:span text:style-name="Qualificateurs"><text:span text:style-name="T2">virtual</text:span></text:span><text:span text:style-name="T2"> </text:span><text:span text:style-name="Type_20_de_20_variable"><text:span text:style-name="T2">Square_2048</text:span></text:span><text:span text:style-name="T2"> </text:span><text:span text:style-name="Nom_20_de_20_fonction"><text:span text:style-name="T2">random_square</text:span></text:span><text:span text:style-name="T2">() </text:span><text:span text:style-name="Qualificateurs"><text:span text:style-name="T11">const</text:span></text:span><text:span text:style-name="T2">;</text:span></text:p>
          </table:table-cell>
        </table:table-row>
      </table:table>
      <text:p text:style-name="P7"/>
      <text:p text:style-name="P8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0"><text:span text:style-name="classe"><text:span text:style-name="T2">class Game_2048_</text:span></text:span><text:span text:style-name="classe"><text:span text:style-name="T11">Mult</text:span></text:span><text:span text:style-name="classe"><text:span text:style-name="T2"> : </text:span></text:span></text:p>
            <text:p text:style-name="P40"><text:span text:style-name="visibilité"><text:span text:style-name="T2">public</text:span></text:span><text:span text:style-name="classe"><text:span text:style-name="T2"> </text:span></text:span><text:span text:style-name="Qualificateurs"><text:span text:style-name="T2">virtual</text:span></text:span><text:span text:style-name="classe"><text:span text:style-name="T2"> Game_2048</text:span></text:span></text:p>
          </table:table-cell>
          <table:table-cell table:style-name="Tableau11.B1" office:value-type="string">
            <text:p text:style-name="P40"><text:span text:style-name="classe"><text:span text:style-name="T2">class Game_2048_</text:span></text:span><text:span text:style-name="classe"><text:span text:style-name="T13">Dest</text:span></text:span><text:span text:style-name="classe"><text:span text:style-name="T2"> : </text:span></text:span></text:p>
            <text:p text:style-name="P40"><text:span text:style-name="visibilité"><text:span text:style-name="T2">public</text:span></text:span><text:span text:style-name="classe"><text:span text:style-name="T2"> </text:span></text:span><text:span text:style-name="Qualificateurs"><text:span text:style-name="T2">virtual</text:span></text:span><text:span text:style-name="classe"><text:span text:style-name="T2"> Game_2048</text:span></text:span></text:p>
          </table:table-cell>
        </table:table-row>
        <table:table-row>
          <table:table-cell table:style-name="Tableau11.A2" office:value-type="string">
            <text:p text:style-name="P43"><text:span text:style-name="visibilité"><text:span text:style-name="T2">public:</text:span></text:span></text:p>
            <text:p text:style-name="P43"><text:span text:style-name="Nom_20_de_20_fonction"><text:span text:style-name="T2">Game_2048_</text:span></text:span><text:span text:style-name="Nom_20_de_20_fonction"><text:span text:style-name="T11">Mult</text:span></text:span><text:span text:style-name="T2">(</text:span><text:span text:style-name="Type_20_de_20_variable"><text:span text:style-name="T2">int</text:span></text:span><text:span text:style-name="T2"> </text:span><text:span text:style-name="Nom_20_de_20_variable"><text:span text:style-name="T2">height</text:span></text:span><text:span text:style-name="T2">);</text:span></text:p>
            <text:p text:style-name="P32"/>
            <text:p text:style-name="P43"><text:span text:style-name="visibilité"><text:span text:style-name="T2">protected:</text:span></text:span></text:p>
            <text:p text:style-name="P43"><text:span text:style-name="Qualificateurs"><text:span text:style-name="T2">virtual</text:span></text:span><text:span text:style-name="T2"> </text:span><text:span text:style-name="Type_20_de_20_variable"><text:span text:style-name="T2">Square_2048</text:span></text:span><text:span text:style-name="T2"> </text:span><text:span text:style-name="Nom_20_de_20_fonction"><text:span text:style-name="T2">random_square</text:span></text:span><text:span text:style-name="T2">() </text:span><text:span text:style-name="Qualificateurs"><text:span text:style-name="T11">const</text:span></text:span><text:span text:style-name="T2">;</text:span></text:p>
          </table:table-cell>
          <table:table-cell table:style-name="Tableau11.B2" office:value-type="string">
            <text:p text:style-name="P43"><text:span text:style-name="visibilité"><text:span text:style-name="T2">public:</text:span></text:span></text:p>
            <text:p text:style-name="P43"><text:span text:style-name="Nom_20_de_20_fonction"><text:span text:style-name="T2">Game_2048_</text:span></text:span><text:span text:style-name="Nom_20_de_20_fonction"><text:span text:style-name="T13">Dest</text:span></text:span><text:span text:style-name="T2">(</text:span><text:span text:style-name="Type_20_de_20_variable"><text:span text:style-name="T2">int</text:span></text:span><text:span text:style-name="T2"> </text:span><text:span text:style-name="Nom_20_de_20_variable"><text:span text:style-name="T2">height</text:span></text:span><text:span text:style-name="T2">);</text:span></text:p>
            <text:p text:style-name="P32"/>
            <text:p text:style-name="P43"><text:span text:style-name="visibilité"><text:span text:style-name="T2">protected:</text:span></text:span></text:p>
            <text:p text:style-name="P43"><text:span text:style-name="Qualificateurs"><text:span text:style-name="T2">virtual</text:span></text:span><text:span text:style-name="T2"> </text:span><text:span text:style-name="Type_20_de_20_variable"><text:span text:style-name="T2">Square_2048</text:span></text:span><text:span text:style-name="T2"> </text:span><text:span text:style-name="Nom_20_de_20_fonction"><text:span text:style-name="T2">random_square</text:span></text:span><text:span text:style-name="T2">() </text:span><text:span text:style-name="Qualificateurs"><text:span text:style-name="T11">const</text:span></text:span><text:span text:style-name="T2">;</text:span></text:p>
          </table:table-cell>
        </table:table-row>
      </table:table>
      <text:p text:style-name="P8"/>
      <text:p text:style-name="P7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9"><text:span text:style-name="classe"><text:span text:style-name="T2">class Game_2048_Mix :</text:span></text:span></text:p>
            <text:p text:style-name="P39"><text:span text:style-name="visibilité"><text:span text:style-name="T2">public</text:span></text:span><text:span text:style-name="classe"><text:span text:style-name="T2"> Game_2048_Num,</text:span></text:span></text:p>
            <text:p text:style-name="P39"><text:span text:style-name="visibilité"><text:span text:style-name="T2">public</text:span></text:span><text:span text:style-name="classe"><text:span text:style-name="T2"> Game_2048_Neg,</text:span></text:span></text:p>
            <text:p text:style-name="P40"><text:span text:style-name="visibilité"><text:span text:style-name="T11">public</text:span></text:span><text:span text:style-name="classe"><text:span text:style-name="T11"> Game_2048_Mult,</text:span></text:span></text:p>
            <text:p text:style-name="P41"><text:span text:style-name="visibilité"><text:span text:style-name="T13">public</text:span></text:span><text:span text:style-name="classe"><text:span text:style-name="T13"> Game_2048_Dest</text:span></text:span></text:p>
          </table:table-cell>
        </table:table-row>
        <table:table-row>
          <table:table-cell table:style-name="Tableau5.A2" office:value-type="string">
            <text:p text:style-name="P42"><text:span text:style-name="visibilité"><text:span text:style-name="T2">public:</text:span></text:span></text:p>
            <text:p text:style-name="P42"><text:span text:style-name="Nom_20_de_20_fonction"><text:span text:style-name="T2">Game_2048_Mix</text:span></text:span><text:span text:style-name="T2">(</text:span><text:span text:style-name="Type_20_de_20_variable"><text:span text:style-name="T2">int</text:span></text:span><text:span text:style-name="T2"> </text:span><text:span text:style-name="Nom_20_de_20_variable"><text:span text:style-name="T2">height</text:span></text:span><text:span text:style-name="T2">, </text:span><text:span text:style-name="Type_20_de_20_variable"><text:span text:style-name="T2">int</text:span></text:span><text:span text:style-name="T2"> </text:span><text:span text:style-name="Nom_20_de_20_variable"><text:span text:style-name="T2">base</text:span></text:span><text:span text:style-name="T2">=2);</text:span></text:p>
            <text:p text:style-name="P31"/>
            <text:p text:style-name="P43"><text:span text:style-name="visibilité"><text:span text:style-name="T2">protected:</text:span></text:span></text:p>
            <text:p text:style-name="P43"><text:span text:style-name="Qualificateurs"><text:span text:style-name="T2">virtual</text:span></text:span><text:span text:style-name="T2"> </text:span><text:span text:style-name="Type_20_de_20_variable"><text:span text:style-name="T2">Square_2048</text:span></text:span><text:span text:style-name="T2"> </text:span><text:span text:style-name="Nom_20_de_20_fonction"><text:span text:style-name="T2">random_square</text:span></text:span><text:span text:style-name="T2">() </text:span><text:span text:style-name="Qualificateurs"><text:span text:style-name="T11">const</text:span></text:span><text:span text:style-name="T2">;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4"><text:span text:style-name="classe"><text:span text:style-name="T2">class Printable</text:span></text:span><text:span text:style-name="T2"> </text:span><text:span text:style-name="Commentaire"><text:span text:style-name="T2">//classe abstraite</text:span></text:span></text:p>
          </table:table-cell>
        </table:table-row>
        <table:table-row>
          <table:table-cell table:style-name="Tableau6.A2" office:value-type="string">
            <text:p text:style-name="P45"><text:span text:style-name="visibilité"><text:span text:style-name="T2">public:</text:span></text:span></text:p>
            <text:p text:style-name="P45"><text:span text:style-name="Qualificateurs"><text:span text:style-name="T2">friend</text:span></text:span><text:span text:style-name="T2"> </text:span><text:span text:style-name="Type_20_de_20_variable"><text:span text:style-name="T2">ostream&amp;</text:span></text:span><text:span text:style-name="T2"> </text:span><text:span text:style-name="Nom_20_de_20_fonction"><text:span text:style-name="T2">operator&lt;&lt;</text:span></text:span><text:span text:style-name="T2">(</text:span><text:span text:style-name="Type_20_de_20_variable"><text:span text:style-name="T2">ostream</text:span></text:span><text:span text:style-name="T2">&amp; </text:span><text:span text:style-name="Nom_20_de_20_variable"><text:span text:style-name="T2">out</text:span></text:span><text:span text:style-name="T2">, </text:span><text:span text:style-name="Qualificateurs"><text:span text:style-name="T2">const</text:span></text:span><text:span text:style-name="T2"> </text:span><text:span text:style-name="Type_20_de_20_variable"><text:span text:style-name="T2">Printable</text:span></text:span><text:span text:style-name="T14">&amp;</text:span><text:span text:style-name="T2"> </text:span><text:span text:style-name="Nom_20_de_20_variable"><text:span text:style-name="T2">object</text:span></text:span><text:span text:style-name="T2">);</text:span></text:p>
            <text:p text:style-name="P33"/>
            <text:p text:style-name="P45"><text:span text:style-name="visibilité"><text:span text:style-name="T2">private:</text:span></text:span></text:p>
            <text:p text:style-name="P45"><text:span text:style-name="Qualificateurs"><text:span text:style-name="T2">virtual</text:span></text:span><text:span text:style-name="T2"> </text:span><text:span text:style-name="Type_20_de_20_variable"><text:span text:style-name="T2">void</text:span></text:span><text:span text:style-name="T2"> </text:span><text:span text:style-name="Nom_20_de_20_fonction"><text:span text:style-name="T2">print</text:span></text:span><text:span text:style-name="T2">(</text:span><text:span text:style-name="Type_20_de_20_variable"><text:span text:style-name="T2">ostream</text:span></text:span><text:span text:style-name="T2">&amp; </text:span><text:span text:style-name="Nom_20_de_20_variable"><text:span text:style-name="T2">out</text:span></text:span><text:span text:style-name="T2">) </text:span><text:span text:style-name="Qualificateurs"><text:span text:style-name="T2">const</text:span></text:span><text:span text:style-name="T2"> = 0 ;</text:span></text:p>
          </table:table-cell>
        </table:table-row>
      </table:table>
      <text:p text:style-name="P7"/>
      <text:p text:style-name="P7"/>
      <table:table table:name="Tableau7" table:style-name="Tableau7">
        <table:table-column table:style-name="Tableau7.A" table:number-columns-repeated="2"/>
        <table:table-row>
          <table:table-cell table:style-name="Tableau7.A1" office:value-type="string">
            <text:p text:style-name="P46"><text:span text:style-name="classe"><text:span text:style-name="T2">class Square_2048 : </text:span></text:span><text:span text:style-name="visibilité"><text:span text:style-name="T2">public</text:span></text:span><text:span text:style-name="classe"><text:span text:style-name="T2"> Printable</text:span></text:span></text:p>
          </table:table-cell>
          <table:table-cell table:style-name="Tableau7.B1" office:value-type="string">
            <text:p text:style-name="P46"><text:span text:style-name="classe"><text:span text:style-name="T2">class Square_Taquin : </text:span></text:span><text:span text:style-name="visibilité"><text:span text:style-name="T2">public</text:span></text:span><text:span text:style-name="classe"><text:span text:style-name="T2"> Printable</text:span></text:span></text:p>
          </table:table-cell>
        </table:table-row>
        <table:table-row>
          <table:table-cell table:style-name="Tableau7.A2" office:value-type="string">
            <text:p text:style-name="P47"><text:span text:style-name="visibilité"><text:span text:style-name="T2">public:</text:span></text:span></text:p>
            <text:p text:style-name="P47"><text:span text:style-name="Qualificateurs"><text:span text:style-name="T2">static</text:span></text:span><text:span text:style-name="T2"> </text:span><text:span text:style-name="Type_20_de_20_variable"><text:span text:style-name="T2">Square_2048</text:span></text:span><text:span text:style-name="T2"> </text:span><text:span text:style-name="Nom_20_de_20_variable"><text:span text:style-name="T2">empty</text:span></text:span><text:span text:style-name="T2">;</text:span></text:p>
            <text:p text:style-name="P47"><text:span text:style-name="Nom_20_de_20_fonction"><text:span text:style-name="T2">Square_2048</text:span></text:span><text:span text:style-name="T2">(</text:span><text:span text:style-name="Type_20_de_20_variable"><text:span text:style-name="T2">Square_2048_action</text:span></text:span><text:span text:style-name="T2"> </text:span><text:span text:style-name="Nom_20_de_20_variable"><text:span text:style-name="T2">action</text:span></text:span><text:span text:style-name="T2"> = empty, </text:span><text:span text:style-name="Type_20_de_20_variable"><text:span text:style-name="T2">unsigned long long</text:span></text:span><text:span text:style-name="T2"> </text:span><text:span text:style-name="Nom_20_de_20_variable"><text:span text:style-name="T2">value</text:span></text:span><text:span text:style-name="T2"> =0);</text:span></text:p>
            <text:p text:style-name="P47"><text:span text:style-name="Type_20_de_20_variable"><text:span text:style-name="T2">bool</text:span></text:span><text:span text:style-name="T2"> </text:span><text:span text:style-name="Nom_20_de_20_fonction"><text:span text:style-name="T2">operator==</text:span></text:span><text:span text:style-name="T2">(</text:span><text:span text:style-name="Qualificateurs"><text:span text:style-name="T2">const</text:span></text:span><text:span text:style-name="T2"> </text:span><text:span text:style-name="Type_20_de_20_variable"><text:span text:style-name="T2">Square_2048</text:span></text:span><text:span text:style-name="T2">&amp; </text:span><text:span text:style-name="Nom_20_de_20_variable"><text:span text:style-name="T2">sq</text:span></text:span><text:span text:style-name="T2">) </text:span><text:span text:style-name="Qualificateurs"><text:span text:style-name="T2">const</text:span></text:span><text:span text:style-name="T2">;</text:span></text:p>
            <text:p text:style-name="P47"><text:span text:style-name="Type_20_de_20_variable"><text:span text:style-name="T2">bool</text:span></text:span><text:span text:style-name="T2"> </text:span><text:span text:style-name="Nom_20_de_20_fonction"><text:span text:style-name="T2">operator!=</text:span></text:span><text:span text:style-name="T2">(</text:span><text:span text:style-name="Qualificateurs"><text:span text:style-name="T2">const</text:span></text:span><text:span text:style-name="T2"> </text:span><text:span text:style-name="Type_20_de_20_variable"><text:span text:style-name="T2">Square_2048</text:span></text:span><text:span text:style-name="T2">&amp; </text:span><text:span text:style-name="Nom_20_de_20_variable"><text:span text:style-name="T2">sq</text:span></text:span><text:span text:style-name="T2">) </text:span><text:span text:style-name="Qualificateurs"><text:span text:style-name="T2">const</text:span></text:span><text:span text:style-name="T2">;</text:span></text:p>
            <text:p text:style-name="P54"><text:span text:style-name="Type_20_de_20_variable"><text:span text:style-name="T2">bool</text:span></text:span><text:span text:style-name="T2"> </text:span><text:span text:style-name="Nom_20_de_20_fonction"><text:span text:style-name="T13">dest</text:span></text:span><text:span text:style-name="Nom_20_de_20_fonction"><text:span text:style-name="T2">_possible</text:span></text:span><text:span text:style-name="T2">(</text:span><text:span text:style-name="Qualificateurs"><text:span text:style-name="T2">const</text:span></text:span><text:span text:style-name="T2"> </text:span><text:span text:style-name="Type_20_de_20_variable"><text:span text:style-name="T2">Square_2048</text:span></text:span><text:span text:style-name="T2">&amp; </text:span><text:span text:style-name="Nom_20_de_20_variable"><text:span text:style-name="T2">sq</text:span></text:span><text:span text:style-name="T2">) </text:span><text:span text:style-name="Qualificateurs"><text:span text:style-name="T2">const</text:span></text:span><text:span text:style-name="T2">;</text:span></text:p>
            <text:p text:style-name="P53"><text:span text:style-name="Type_20_de_20_variable"><text:span text:style-name="T2">bool</text:span></text:span><text:span text:style-name="T2"> </text:span><text:span text:style-name="Nom_20_de_20_fonction"><text:span text:style-name="T2">mult_possible</text:span></text:span><text:span text:style-name="T2">(</text:span><text:span text:style-name="Qualificateurs"><text:span text:style-name="T2">const</text:span></text:span><text:span text:style-name="T2"> </text:span><text:span text:style-name="Type_20_de_20_variable"><text:span text:style-name="T2">Square_2048</text:span></text:span><text:span text:style-name="T2">&amp; </text:span><text:span text:style-name="Nom_20_de_20_variable"><text:span text:style-name="T2">sq</text:span></text:span><text:span text:style-name="T2">) </text:span><text:span text:style-name="Qualificateurs"><text:span text:style-name="T2">const</text:span></text:span><text:span text:style-name="T2">;</text:span></text:p>
            <text:p text:style-name="P47"><text:span text:style-name="Type_20_de_20_variable"><text:span text:style-name="T2">bool</text:span></text:span><text:span text:style-name="T2"> </text:span><text:span text:style-name="Nom_20_de_20_fonction"><text:span text:style-name="T2">is_opposite</text:span></text:span><text:span text:style-name="T2">(</text:span><text:span text:style-name="Qualificateurs"><text:span text:style-name="T2">const</text:span></text:span><text:span text:style-name="T2"> </text:span><text:span text:style-name="Type_20_de_20_variable"><text:span text:style-name="T2">Square_2048</text:span></text:span><text:span text:style-name="T2">&amp; </text:span><text:span text:style-name="Nom_20_de_20_variable"><text:span text:style-name="T2">sq</text:span></text:span><text:span text:style-name="T2">) </text:span><text:span text:style-name="Qualificateurs"><text:span text:style-name="T2">const</text:span></text:span><text:span text:style-name="T2">;</text:span></text:p>
            <text:p text:style-name="P47"><text:span text:style-name="Type_20_de_20_variable"><text:span text:style-name="T2">bool</text:span></text:span><text:span text:style-name="T2"> </text:span><text:span text:style-name="Nom_20_de_20_fonction"><text:span text:style-name="T2">same_action</text:span></text:span><text:span text:style-name="T2">(</text:span><text:span text:style-name="Qualificateurs"><text:span text:style-name="T2">const</text:span></text:span><text:span text:style-name="T2"> </text:span><text:span text:style-name="Type_20_de_20_variable"><text:span text:style-name="T2">Square_2048</text:span></text:span><text:span text:style-name="T2">&amp; </text:span><text:span text:style-name="Nom_20_de_20_variable"><text:span text:style-name="T2">sq</text:span></text:span><text:span text:style-name="T2">) </text:span><text:span text:style-name="Qualificateurs"><text:span text:style-name="T2">const</text:span></text:span><text:span text:style-name="T2">;</text:span></text:p>
            <text:p text:style-name="P47"><text:span text:style-name="Type_20_de_20_variable"><text:span text:style-name="T2">bool</text:span></text:span><text:span text:style-name="T2"> </text:span><text:span text:style-name="Nom_20_de_20_fonction"><text:span text:style-name="T2">same_value</text:span></text:span><text:span text:style-name="T2">(</text:span><text:span text:style-name="Qualificateurs"><text:span text:style-name="T2">const</text:span></text:span><text:span text:style-name="T2"> </text:span><text:span text:style-name="Type_20_de_20_variable"><text:span text:style-name="T2">Square_2048</text:span></text:span><text:span text:style-name="T2">&amp; </text:span><text:span text:style-name="Nom_20_de_20_variable"><text:span text:style-name="T2">sq</text:span></text:span><text:span text:style-name="T2">) </text:span><text:span text:style-name="Qualificateurs"><text:span text:style-name="T2">const</text:span></text:span><text:span text:style-name="T2">;</text:span></text:p>
            <text:p text:style-name="P47"><text:span text:style-name="Type_20_de_20_variable"><text:span text:style-name="T2">Square_2048&amp;</text:span></text:span><text:span text:style-name="T2"> </text:span><text:span text:style-name="Nom_20_de_20_fonction"><text:span text:style-name="T2">operator=</text:span></text:span><text:span text:style-name="T2">(</text:span><text:span text:style-name="Qualificateurs"><text:span text:style-name="T2">const</text:span></text:span><text:span text:style-name="T2"> </text:span><text:span text:style-name="Type_20_de_20_variable"><text:span text:style-name="T2">Square_2048</text:span></text:span><text:span text:style-name="T2">&amp; </text:span><text:span text:style-name="Nom_20_de_20_variable"><text:span text:style-name="T2">sq</text:span></text:span><text:span text:style-name="T2">) </text:span><text:span text:style-name="Qualificateurs"><text:span text:style-name="T2">const</text:span></text:span><text:span text:style-name="T2">;</text:span></text:p>
            <text:p text:style-name="P47"><text:span text:style-name="Type_20_de_20_variable"><text:span text:style-name="T2">void</text:span></text:span><text:span text:style-name="T2"> </text:span><text:span text:style-name="Nom_20_de_20_fonction"><text:span text:style-name="T2">set_value</text:span></text:span><text:span text:style-name="T2">(</text:span><text:span text:style-name="Type_20_de_20_variable"><text:span text:style-name="T2">unsigned long long</text:span></text:span><text:span text:style-name="T2"> </text:span><text:span text:style-name="Nom_20_de_20_variable"><text:span text:style-name="T2">value</text:span></text:span><text:span text:style-name="T2">);</text:span></text:p>
            <text:p text:style-name="P47"><text:span text:style-name="Type_20_de_20_variable"><text:span text:style-name="T2">unsigned long long</text:span></text:span><text:span text:style-name="T2"> </text:span><text:span text:style-name="Nom_20_de_20_fonction"><text:span text:style-name="T2">get_value</text:span></text:span><text:span text:style-name="T2">() </text:span><text:span text:style-name="Qualificateurs"><text:span text:style-name="T15">const</text:span></text:span><text:span text:style-name="T2">;</text:span></text:p>
            <text:p text:style-name="P47"><text:span text:style-name="Type_20_de_20_variable"><text:span text:style-name="T2">void</text:span></text:span><text:span text:style-name="T2"> </text:span><text:span text:style-name="Nom_20_de_20_fonction"><text:span text:style-name="T2">swap</text:span></text:span><text:span text:style-name="T2">(</text:span><text:span text:style-name="Type_20_de_20_variable"><text:span text:style-name="T2">Square_2048</text:span></text:span><text:span text:style-name="T2">&amp; </text:span><text:span text:style-name="Nom_20_de_20_variable"><text:span text:style-name="T2">sq</text:span></text:span><text:span text:style-name="T2">);</text:span></text:p>
            <text:p text:style-name="P47"><text:span text:style-name="Type_20_de_20_variable"><text:span text:style-name="T2">bool</text:span></text:span><text:span text:style-name="T2"> </text:span><text:span text:style-name="Nom_20_de_20_fonction"><text:span text:style-name="T2">is_empty</text:span></text:span><text:span text:style-name="T2">() </text:span><text:span text:style-name="Qualificateurs"><text:span text:style-name="T2">const</text:span></text:span><text:span text:style-name="T2">;</text:span></text:p>
            <text:p text:style-name="P47"><text:span text:style-name="Qualificateurs"><text:span text:style-name="T2">virtual</text:span></text:span><text:span text:style-name="T2"> </text:span><text:span text:style-name="Type_20_de_20_variable"><text:span text:style-name="T2">bool</text:span></text:span><text:span text:style-name="T2"> </text:span><text:span text:style-name="Nom_20_de_20_fonction"><text:span text:style-name="T2">is_mergeable</text:span></text:span><text:span text:style-name="T2">(</text:span><text:span text:style-name="Type_20_de_20_variable"><text:span text:style-name="T2">Square_2048</text:span></text:span><text:span text:style-name="T2">&amp; </text:span><text:span text:style-name="Nom_20_de_20_variable"><text:span text:style-name="T2">sq</text:span></text:span><text:span text:style-name="T2">) </text:span><text:span text:style-name="Qualificateurs"><text:span text:style-name="T15">const</text:span></text:span><text:span text:style-name="T2">;</text:span></text:p>
            <text:p text:style-name="P47"><text:span text:style-name="Qualificateurs"><text:span text:style-name="T2">virtual</text:span></text:span><text:span text:style-name="T2"> </text:span><text:span text:style-name="Type_20_de_20_variable"><text:span text:style-name="T2">Square_2048</text:span></text:span><text:span text:style-name="T2"> </text:span><text:span text:style-name="Nom_20_de_20_fonction"><text:span text:style-name="T2">merge</text:span></text:span><text:span text:style-name="T2">(</text:span><text:span text:style-name="Type_20_de_20_variable"><text:span text:style-name="T2">Square_2048</text:span></text:span><text:span text:style-name="T2">&amp; </text:span><text:span text:style-name="Nom_20_de_20_variable"><text:span text:style-name="T2">sq</text:span></text:span><text:span text:style-name="T2">);</text:span></text:p>
            <text:p text:style-name="P34"/>
            <text:p text:style-name="P47"><text:span text:style-name="visibilité"><text:span text:style-name="T2">private:</text:span></text:span></text:p>
            <text:p text:style-name="P47"><text:span text:style-name="Type_20_de_20_variable"><text:span text:style-name="T2">Square_2048_action</text:span></text:span><text:span text:style-name="T2"> </text:span><text:span text:style-name="Nom_20_de_20_variable"><text:span text:style-name="T2">action</text:span></text:span><text:span text:style-name="T2">;</text:span></text:p>
            <text:p text:style-name="P47"><text:span text:style-name="Type_20_de_20_variable"><text:span text:style-name="T2">unsigned long long</text:span></text:span><text:span text:style-name="T2"> </text:span><text:span text:style-name="Nom_20_de_20_variable"><text:span text:style-name="T2">value</text:span></text:span><text:span text:style-name="T2">;</text:span></text:p>
            <text:p text:style-name="P48"><text:span text:style-name="Qualificateurs"><text:span text:style-name="T2">virtual</text:span></text:span><text:span text:style-name="T2"> </text:span><text:span text:style-name="Type_20_de_20_variable"><text:span text:style-name="T2">void</text:span></text:span><text:span text:style-name="T2"> </text:span><text:span text:style-name="Nom_20_de_20_fonction"><text:span text:style-name="T2">print</text:span></text:span><text:span text:style-name="T2">(</text:span><text:span text:style-name="Type_20_de_20_variable"><text:span text:style-name="T2">ostream</text:span></text:span><text:span text:style-name="T2">&amp; </text:span><text:span text:style-name="Nom_20_de_20_variable"><text:span text:style-name="T2">out</text:span></text:span><text:span text:style-name="T2">) </text:span><text:span text:style-name="Qualificateurs"><text:span text:style-name="T2">const</text:span></text:span><text:span text:style-name="T2">;</text:span></text:p>
          </table:table-cell>
          <table:table-cell table:style-name="Tableau7.B2" office:value-type="string">
            <text:p text:style-name="P49"><text:span text:style-name="visibilité"><text:span text:style-name="T2">public:</text:span></text:span></text:p>
            <text:p text:style-name="P49"><text:span text:style-name="Nom_20_de_20_fonction"><text:span text:style-name="T2">Square_Taquin</text:span></text:span><text:span text:style-name="T2">(</text:span><text:span text:style-name="Type_20_de_20_variable"><text:span text:style-name="T2">unsigned long</text:span></text:span><text:span text:style-name="T2"> </text:span><text:span text:style-name="Nom_20_de_20_variable"><text:span text:style-name="T2">l</text:span></text:span><text:span text:style-name="T2">=0);</text:span></text:p>
            <text:p text:style-name="P49"><text:span text:style-name="Nom_20_de_20_fonction"><text:span text:style-name="T2">Square_Taquin</text:span></text:span><text:span text:style-name="T2">(</text:span><text:span text:style-name="Qualificateurs"><text:span text:style-name="T2">const</text:span></text:span><text:span text:style-name="T2"> </text:span><text:span text:style-name="Type_20_de_20_variable"><text:span text:style-name="T2">Square_Taquin</text:span></text:span><text:span text:style-name="T2">&amp; </text:span><text:span text:style-name="Nom_20_de_20_variable"><text:span text:style-name="T2">sq</text:span></text:span><text:span text:style-name="T2">);</text:span></text:p>
            <text:p text:style-name="P49"><text:span text:style-name="Type_20_de_20_variable"><text:span text:style-name="T2">bool</text:span></text:span><text:span text:style-name="T2"> </text:span><text:span text:style-name="Nom_20_de_20_fonction"><text:span text:style-name="T2">operator==</text:span></text:span><text:span text:style-name="T2">(</text:span><text:span text:style-name="Qualificateurs"><text:span text:style-name="T2">const</text:span></text:span><text:span text:style-name="T2"> </text:span><text:span text:style-name="Type_20_de_20_variable"><text:span text:style-name="T2">Square_Taquin</text:span></text:span><text:span text:style-name="T2">&amp; </text:span><text:span text:style-name="Nom_20_de_20_variable"><text:span text:style-name="T2">sq</text:span></text:span><text:span text:style-name="T2">) </text:span><text:span text:style-name="Qualificateurs"><text:span text:style-name="T2">const</text:span></text:span><text:span text:style-name="T2">;</text:span></text:p>
            <text:p text:style-name="P49"><text:span text:style-name="Type_20_de_20_variable"><text:span text:style-name="T2">bool</text:span></text:span><text:span text:style-name="T2"> </text:span><text:span text:style-name="Nom_20_de_20_fonction"><text:span text:style-name="T2">operator!=</text:span></text:span><text:span text:style-name="T2">(</text:span><text:span text:style-name="Qualificateurs"><text:span text:style-name="T2">const</text:span></text:span><text:span text:style-name="T2"> </text:span><text:span text:style-name="Type_20_de_20_variable"><text:span text:style-name="T2">Square_Taquin</text:span></text:span><text:span text:style-name="T2">&amp; </text:span><text:span text:style-name="Nom_20_de_20_variable"><text:span text:style-name="T2">sq</text:span></text:span><text:span text:style-name="T2">) </text:span><text:span text:style-name="Qualificateurs"><text:span text:style-name="T2">const</text:span></text:span><text:span text:style-name="T2">;</text:span></text:p>
            <text:p text:style-name="P49"><text:span text:style-name="Type_20_de_20_variable"><text:span text:style-name="T2">bool</text:span></text:span><text:span text:style-name="T2"> </text:span><text:span text:style-name="Nom_20_de_20_fonction"><text:span text:style-name="T2">operator&lt;</text:span></text:span><text:span text:style-name="T2">(</text:span><text:span text:style-name="Qualificateurs"><text:span text:style-name="T2">const</text:span></text:span><text:span text:style-name="T2"> </text:span><text:span text:style-name="Type_20_de_20_variable"><text:span text:style-name="T2">Square_Taquin</text:span></text:span><text:span text:style-name="T2">&amp; </text:span><text:span text:style-name="Nom_20_de_20_variable"><text:span text:style-name="T2">sq</text:span></text:span><text:span text:style-name="T2">) </text:span><text:span text:style-name="Qualificateurs"><text:span text:style-name="T2">const</text:span></text:span><text:span text:style-name="T2">;</text:span></text:p>
            <text:p text:style-name="P49"><text:span text:style-name="Type_20_de_20_variable"><text:span text:style-name="T2">bool</text:span></text:span><text:span text:style-name="T2"> </text:span><text:span text:style-name="Nom_20_de_20_fonction"><text:span text:style-name="T2">operator&lt;=</text:span></text:span><text:span text:style-name="T2">(</text:span><text:span text:style-name="Qualificateurs"><text:span text:style-name="T2">const</text:span></text:span><text:span text:style-name="T2"> </text:span><text:span text:style-name="Type_20_de_20_variable"><text:span text:style-name="T2">Square_Taquin</text:span></text:span><text:span text:style-name="T2">&amp; </text:span><text:span text:style-name="Nom_20_de_20_variable"><text:span text:style-name="T2">sq</text:span></text:span><text:span text:style-name="T2">) </text:span><text:span text:style-name="Qualificateurs"><text:span text:style-name="T2">const</text:span></text:span><text:span text:style-name="T2">;</text:span></text:p>
            <text:p text:style-name="P49"><text:span text:style-name="Type_20_de_20_variable"><text:span text:style-name="T2">bool</text:span></text:span><text:span text:style-name="T2"> </text:span><text:span text:style-name="Nom_20_de_20_fonction"><text:span text:style-name="T2">operator&gt;</text:span></text:span><text:span text:style-name="T2">(</text:span><text:span text:style-name="Qualificateurs"><text:span text:style-name="T2">const</text:span></text:span><text:span text:style-name="T2"> </text:span><text:span text:style-name="Type_20_de_20_variable"><text:span text:style-name="T2">Square_Taquin</text:span></text:span><text:span text:style-name="T2">&amp; </text:span><text:span text:style-name="Nom_20_de_20_variable"><text:span text:style-name="T2">sq</text:span></text:span><text:span text:style-name="T2">) </text:span><text:span text:style-name="Qualificateurs"><text:span text:style-name="T2">const</text:span></text:span><text:span text:style-name="T2">;</text:span></text:p>
            <text:p text:style-name="P49"><text:span text:style-name="Type_20_de_20_variable"><text:span text:style-name="T2">bool</text:span></text:span><text:span text:style-name="T2"> </text:span><text:span text:style-name="Nom_20_de_20_fonction"><text:span text:style-name="T2">operator&gt;=</text:span></text:span><text:span text:style-name="T2">(</text:span><text:span text:style-name="Qualificateurs"><text:span text:style-name="T2">const</text:span></text:span><text:span text:style-name="T2"> </text:span><text:span text:style-name="Type_20_de_20_variable"><text:span text:style-name="T2">Square_Taquin</text:span></text:span><text:span text:style-name="T2">&amp; </text:span><text:span text:style-name="Nom_20_de_20_variable"><text:span text:style-name="T2">sq</text:span></text:span><text:span text:style-name="T2">) </text:span><text:span text:style-name="Qualificateurs"><text:span text:style-name="T2">const</text:span></text:span><text:span text:style-name="T2">;</text:span></text:p>
            <text:p text:style-name="P49"><text:span text:style-name="Type_20_de_20_variable"><text:span text:style-name="T2">Square_Taquin</text:span></text:span><text:span text:style-name="T2">&amp; </text:span><text:span text:style-name="Nom_20_de_20_fonction"><text:span text:style-name="T2">operator=</text:span></text:span><text:span text:style-name="T2">(</text:span><text:span text:style-name="Type_20_de_20_variable"><text:span text:style-name="T2">Square_Taquin</text:span></text:span><text:span text:style-name="T2">&amp; </text:span><text:span text:style-name="Nom_20_de_20_variable"><text:span text:style-name="T2">sq</text:span></text:span><text:span text:style-name="T2">);</text:span></text:p>
            <text:p text:style-name="P49"><text:span text:style-name="Type_20_de_20_variable"><text:span text:style-name="T2">Square_Taquin</text:span></text:span><text:span text:style-name="T2">&amp; </text:span><text:span text:style-name="Nom_20_de_20_fonction"><text:span text:style-name="T2">operator++</text:span></text:span><text:span text:style-name="T2">();</text:span></text:p>
            <text:p text:style-name="P49"><text:span text:style-name="Type_20_de_20_variable"><text:span text:style-name="T2">Square_Taquin</text:span></text:span><text:span text:style-name="T2">&amp; </text:span><text:span text:style-name="Nom_20_de_20_fonction"><text:span text:style-name="T2">operator++</text:span></text:span><text:span text:style-name="T2">(</text:span><text:span text:style-name="Type_20_de_20_variable"><text:span text:style-name="T2">int</text:span></text:span><text:span text:style-name="T2">);</text:span></text:p>
            <text:p text:style-name="P49"><text:span text:style-name="Type_20_de_20_variable"><text:span text:style-name="T2">Square_Taquin</text:span></text:span><text:span text:style-name="T2">&amp; </text:span><text:span text:style-name="Nom_20_de_20_fonction"><text:span text:style-name="T2">operator--</text:span></text:span><text:span text:style-name="T2">();</text:span></text:p>
            <text:p text:style-name="P49"><text:span text:style-name="Type_20_de_20_variable"><text:span text:style-name="T2">Square_Taquin</text:span></text:span><text:span text:style-name="T2">&amp; </text:span><text:span text:style-name="Nom_20_de_20_fonction"><text:span text:style-name="T2">operator--</text:span></text:span><text:span text:style-name="T2">(</text:span><text:span text:style-name="Type_20_de_20_variable"><text:span text:style-name="T2">int</text:span></text:span><text:span text:style-name="T2">);</text:span></text:p>
            <text:p text:style-name="P35"/>
            <text:p text:style-name="P49"><text:span text:style-name="visibilité"><text:span text:style-name="T2">private:</text:span></text:span></text:p>
            <text:p text:style-name="P49"><text:span text:style-name="Qualificateurs"><text:span text:style-name="T2">static</text:span></text:span><text:span text:style-name="T2"> </text:span><text:span text:style-name="Type_20_de_20_variable"><text:span text:style-name="T2">Square_Taquin</text:span></text:span><text:span text:style-name="T2"> </text:span><text:span text:style-name="Nom_20_de_20_variable"><text:span text:style-name="T2">empty</text:span></text:span><text:span text:style-name="T2">;</text:span></text:p>
            <text:p text:style-name="P50"><text:span text:style-name="Qualificateurs"><text:span text:style-name="T2">virtual</text:span></text:span><text:span text:style-name="T2"> </text:span><text:span text:style-name="Type_20_de_20_variable"><text:span text:style-name="T2">void</text:span></text:span><text:span text:style-name="T2"> </text:span><text:span text:style-name="Nom_20_de_20_fonction"><text:span text:style-name="T2">print</text:span></text:span><text:span text:style-name="T2">(</text:span><text:span text:style-name="Type_20_de_20_variable"><text:span text:style-name="T2">ostream</text:span></text:span><text:span text:style-name="T16">&amp;</text:span><text:span text:style-name="T2"> </text:span><text:span text:style-name="Nom_20_de_20_variable"><text:span text:style-name="T2">o</text:span></text:span><text:span text:style-name="T2">) </text:span><text:span text:style-name="Qualificateurs"><text:span text:style-name="T2">const</text:span></text:span><text:span text:style-name="T2">;</text:span></text:p>
            <text:p text:style-name="P49"><text:span text:style-name="Type_20_de_20_variable"><text:span text:style-name="T2">unsigned long</text:span></text:span><text:span text:style-name="T2"> </text:span><text:span text:style-name="Nom_20_de_20_variable"><text:span text:style-name="T2">value</text:span></text:span><text:span text:style-name="T2">;</text:span></text:p>
            <text:p text:style-name="P35"/>
          </table:table-cell>
        </table:table-row>
      </table:table>
      <text:p text:style-name="P7"/>
      <text:p text:style-name="P7"/>
      <text:p text:style-name="P7"/>
      <text:p text:style-name="P7"><text:soft-pag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51"><text:span text:style-name="classe"><text:span text:style-name="T2">enum class Square_2048_action { empty, none, neg, mult, div, destroy }</text:span></text:span></text:p>
          </table:table-cell>
        </table:table-row>
        <table:table-row>
          <table:table-cell table:style-name="Tableau8.A2" office:value-type="string">
            <text:p text:style-name="P52"><text:span text:style-name="Type_20_de_20_variable"><text:span text:style-name="T2">string</text:span></text:span><text:span text:style-name="T2"> </text:span><text:span text:style-name="Nom_20_de_20_fonction"><text:span text:style-name="T2">to_string</text:span></text:span><text:span text:style-name="T2">(</text:span><text:span text:style-name="Type_20_de_20_variable"><text:span text:style-name="T2">Square_2048_action</text:span></text:span><text:span text:style-name="T2"> </text:span><text:span text:style-name="Nom_20_de_20_variable"><text:span text:style-name="T2">action</text:span></text:span><text:span text:style-name="T2">);</text:span></text:p>
          </table:table-cell>
        </table:table-row>
      </table:table>
      <text:p text:style-name="P7"/>
      <text:p text:style-name="P7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6"><text:span text:style-name="classe"><text:span text:style-name="T2">e</text:span></text:span><text:span text:style-name="classe"><text:span text:style-name="T14">num class CaseSok { empty, wall, pers, crate, target, crate_target, pers_target }</text:span></text:span></text:p>
          </table:table-cell>
        </table:table-row>
        <table:table-row>
          <table:table-cell table:style-name="Tableau9.A2" office:value-type="string">
            <text:p text:style-name="P52"><text:span text:style-name="Type_20_de_20_variable"><text:span text:style-name="T2">ostream</text:span></text:span><text:span text:style-name="T2">&amp; </text:span><text:span text:style-name="Nom_20_de_20_fonction"><text:span text:style-name="T2">operator&lt;&lt;</text:span></text:span><text:span text:style-name="T2">(</text:span><text:span text:style-name="Type_20_de_20_variable"><text:span text:style-name="T2">ostream</text:span></text:span><text:span text:style-name="T2">&amp; </text:span><text:span text:style-name="Nom_20_de_20_variable"><text:span text:style-name="T2">out</text:span></text:span><text:span text:style-name="T2">, </text:span><text:span text:style-name="Type_20_de_20_variable"><text:span text:style-name="T2">CaseSok</text:span></text:span><text:span text:style-name="T2"> </text:span><text:span text:style-name="Qualificateurs"><text:span text:style-name="T2">const</text:span></text:span><text:span text:style-name="T2">&amp; </text:span><text:span text:style-name="Nom_20_de_20_variable"><text:span text:style-name="T2">c</text:span></text:span><text:span text:style-name="T2">);</text:span></text:p>
          </table:table-cell>
        </table:table-row>
      </table:table>
      <text:p text:style-name="P7"/>
      <text:p text:style-name="P7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51"><text:span text:style-name="classe"><text:span text:style-name="T2">template&lt;class T, class U&gt;</text:span></text:span></text:p>
            <text:p text:style-name="P51"><text:span text:style-name="classe"><text:span text:style-name="T2">class OrderedPair</text:span></text:span></text:p>
          </table:table-cell>
        </table:table-row>
        <table:table-row>
          <table:table-cell table:style-name="Tableau10.A2" office:value-type="string">
            <text:p text:style-name="P52"><text:span text:style-name="visibilité"><text:span text:style-name="T2">public:</text:span></text:span></text:p>
            <text:p text:style-name="P52"><text:span text:style-name="Nom_20_de_20_fonction"><text:span text:style-name="T2">OrderedPair</text:span></text:span><text:span text:style-name="T2">(</text:span><text:span text:style-name="Type_20_de_20_variable"><text:span text:style-name="T2">T</text:span></text:span><text:span text:style-name="T2"> </text:span><text:span text:style-name="Nom_20_de_20_variable"><text:span text:style-name="T2">first</text:span></text:span><text:span text:style-name="T2">, </text:span><text:span text:style-name="Type_20_de_20_variable"><text:span text:style-name="T2">U</text:span></text:span><text:span text:style-name="T2"> </text:span><text:span text:style-name="Nom_20_de_20_variable"><text:span text:style-name="T2">second</text:span></text:span><text:span text:style-name="T2">);</text:span></text:p>
            <text:p text:style-name="P52"><text:span text:style-name="Type_20_de_20_variable"><text:span text:style-name="T2">T</text:span></text:span><text:span text:style-name="T2"> </text:span><text:span text:style-name="Nom_20_de_20_fonction"><text:span text:style-name="T2">get_first</text:span></text:span><text:span text:style-name="T2">();</text:span></text:p>
            <text:p text:style-name="P52"><text:span text:style-name="Type_20_de_20_variable"><text:span text:style-name="T2">U</text:span></text:span><text:span text:style-name="T2"> </text:span><text:span text:style-name="Nom_20_de_20_fonction"><text:span text:style-name="T2">get_second</text:span></text:span><text:span text:style-name="T2">();</text:span></text:p>
            <text:p text:style-name="P36"/>
            <text:p text:style-name="P52"><text:span text:style-name="visibilité"><text:span text:style-name="T2">private:</text:span></text:span></text:p>
            <text:p text:style-name="P52"><text:span text:style-name="Type_20_de_20_variable"><text:span text:style-name="T2">T</text:span></text:span><text:span text:style-name="T2"> </text:span><text:span text:style-name="Nom_20_de_20_variable"><text:span text:style-name="T2">first</text:span></text:span><text:span text:style-name="T2">;</text:span></text:p>
            <text:p text:style-name="P52"><text:span text:style-name="Type_20_de_20_variable"><text:span text:style-name="T2">U</text:span></text:span><text:span text:style-name="T2"> </text:span><text:span text:style-name="Nom_20_de_20_variable"><text:span text:style-name="T2">second</text:span></text:span><text:span text:style-name="T2">;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" fo:font-family="'Liberation Serif'" style:font-family-generic="roman" style:font-pitch="variable" fo:font-size="12pt" fo:language="fr" fo:country="F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FreeSans" style:font-family-asian="FreeSans" style:font-family-generic-asian="system" style:font-pitch-asian="variable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8pt" fo:font-weight="bold" style:font-name-asian="FreeSans" style:font-family-asian="FreeSans" style:font-family-generic-asian="system" style:font-pitch-asian="variable" style:font-size-asian="18pt" style:font-weight-asian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 fo:keep-with-next="always"/>
      <style:text-properties style:font-name="Liberation Sans" fo:font-family="'Liberation Sans'" style:font-family-generic="swiss" style:font-pitch="variable" fo:font-size="16pt" fo:font-weight="bold" style:font-name-asian="FreeSans" style:font-family-asian="FreeSans" style:font-family-generic-asian="system" style:font-pitch-asian="variable" style:font-size-asian="16pt" style:font-weight-asian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 fo:keep-with-next="always"/>
      <style:text-properties fo:color="#808080" style:font-name="Liberation Sans" fo:font-family="'Liberation Sans'" style:font-family-generic="swiss" style:font-pitch="variable" fo:font-size="14pt" fo:font-weight="bold" style:font-name-asian="FreeSans" style:font-family-asian="FreeSans" style:font-family-generic-asian="system" style:font-pitch-asian="variable" style:font-size-asian="14pt" style:font-weight-asian="bold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FreeSans" style:font-family-asian="FreeSans" style:font-family-generic-asian="system" style:font-pitch-asian="variable" style:font-size-asian="28pt" style:font-weight-asian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8pt" style:font-name-asian="FreeSans" style:font-family-asian="FreeSans" style:font-family-generic-asian="system" style:font-pitch-asian="variable" style:font-size-asian="18pt"/>
    </style:style>
    <style:style style:name="classe" style:family="text">
      <style:text-properties fo:color="#0066ff"/>
    </style:style>
    <style:style style:name="visibilité" style:family="text">
      <style:text-properties fo:color="#006600"/>
    </style:style>
    <style:style style:name="Nom_20_de_20_variable" style:display-name="Nom de variable" style:family="text">
      <style:text-properties fo:color="#ff33ff"/>
    </style:style>
    <style:style style:name="Type_20_de_20_variable" style:display-name="Type de variable" style:family="text">
      <style:text-properties fo:color="#ff6600"/>
    </style:style>
    <style:style style:name="Nom_20_de_20_fonction" style:display-name="Nom de fonction" style:family="text">
      <style:text-properties fo:color="#9900ff" fo:font-weight="bold" style:font-weight-asian="bold"/>
    </style:style>
    <style:style style:name="Qualificateurs" style:family="text">
      <style:text-properties fo:color="#009999"/>
    </style:style>
    <style:style style:name="Commentaire" style:family="text">
      <style:text-properties fo:color="#ff3333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6:48:00</meta:creation-date>
    <dc:date>2016-12-30T06:40:43.585919749</dc:date>
    <meta:generator>LibreOffice/4.3.3.2$Linux_x86 LibreOffice_project/430m0$Build-2</meta:generator>
    <meta:editing-duration>PT6H31M38S</meta:editing-duration>
    <meta:editing-cycles>18</meta:editing-cycles>
    <meta:document-statistic meta:table-count="11" meta:image-count="0" meta:object-count="0" meta:page-count="5" meta:paragraph-count="186" meta:word-count="597" meta:character-count="5038" meta:non-whitespace-character-count="4622"/>
  </office:meta>
</office:document-meta>
</file>